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41.svm" manifest:media-type=""/>
  <manifest:file-entry manifest:full-path="Pictures/TablePreview140.svm" manifest:media-type=""/>
  <manifest:file-entry manifest:full-path="Pictures/TablePreview131.svm" manifest:media-type=""/>
  <manifest:file-entry manifest:full-path="Pictures/TablePreview130.svm" manifest:media-type=""/>
  <manifest:file-entry manifest:full-path="Pictures/TablePreview56.svm" manifest:media-type=""/>
  <manifest:file-entry manifest:full-path="Pictures/TablePreview55.svm" manifest:media-type="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6.svm" manifest:media-type=""/>
  <manifest:file-entry manifest:full-path="Pictures/TablePreview45.svm" manifest:media-type=""/>
  <manifest:file-entry manifest:full-path="Pictures/TablePreview44.svm" manifest:media-type=""/>
  <manifest:file-entry manifest:full-path="Pictures/TablePreview43.svm" manifest:media-type=""/>
  <manifest:file-entry manifest:full-path="Pictures/TablePreview42.svm" manifest:media-type=""/>
  <manifest:file-entry manifest:full-path="Pictures/TablePreview41.svm" manifest:media-type=""/>
  <manifest:file-entry manifest:full-path="Pictures/TablePreview40.svm" manifest:media-type=""/>
  <manifest:file-entry manifest:full-path="Pictures/TablePreview39.svm" manifest:media-type=""/>
  <manifest:file-entry manifest:full-path="Pictures/TablePreview38.svm" manifest:media-type=""/>
  <manifest:file-entry manifest:full-path="Pictures/TablePreview37.svm" manifest:media-type=""/>
  <manifest:file-entry manifest:full-path="Pictures/TablePreview36.svm" manifest:media-type=""/>
  <manifest:file-entry manifest:full-path="Pictures/TablePreview1.svm" manifest:media-type="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99.svm" manifest:media-type=""/>
  <manifest:file-entry manifest:full-path="Pictures/TablePreview13.svm" manifest:media-type=""/>
  <manifest:file-entry manifest:full-path="Pictures/TablePreview49.svm" manifest:media-type=""/>
  <manifest:file-entry manifest:full-path="Pictures/TablePreview12.svm" manifest:media-type=""/>
  <manifest:file-entry manifest:full-path="Pictures/TablePreview110.svm" manifest:media-type=""/>
  <manifest:file-entry manifest:full-path="Pictures/TablePreview48.svm" manifest:media-type=""/>
  <manifest:file-entry manifest:full-path="Pictures/TablePreview11.svm" manifest:media-type=""/>
  <manifest:file-entry manifest:full-path="Pictures/TablePreview47.svm" manifest:media-type=""/>
  <manifest:file-entry manifest:full-path="Pictures/TablePreview10.svm" manifest:media-type=""/>
  <manifest:file-entry manifest:full-path="Pictures/TablePreview79.svm" manifest:media-type=""/>
  <manifest:file-entry manifest:full-path="Pictures/TablePreview4.svm" manifest:media-type=""/>
  <manifest:file-entry manifest:full-path="Pictures/TablePreview70.svm" manifest:media-type=""/>
  <manifest:file-entry manifest:full-path="Pictures/TablePreview122.svm" manifest:media-type=""/>
  <manifest:file-entry manifest:full-path="Pictures/TablePreview72.svm" manifest:media-type=""/>
  <manifest:file-entry manifest:full-path="Pictures/TablePreview124.svm" manifest:media-type=""/>
  <manifest:file-entry manifest:full-path="Pictures/TablePreview6.svm" manifest:media-type=""/>
  <manifest:file-entry manifest:full-path="Pictures/TablePreview71.svm" manifest:media-type=""/>
  <manifest:file-entry manifest:full-path="Pictures/TablePreview123.svm" manifest:media-type=""/>
  <manifest:file-entry manifest:full-path="Pictures/TablePreview5.svm" manifest:media-type=""/>
  <manifest:file-entry manifest:full-path="Pictures/TablePreview25.svm" manifest:media-type=""/>
  <manifest:file-entry manifest:full-path="Pictures/TablePreview29.svm" manifest:media-type=""/>
  <manifest:file-entry manifest:full-path="Pictures/TablePreview24.svm" manifest:media-type=""/>
  <manifest:file-entry manifest:full-path="Pictures/TablePreview28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59.svm" manifest:media-type=""/>
  <manifest:file-entry manifest:full-path="Pictures/TablePreview134.svm" manifest:media-type=""/>
  <manifest:file-entry manifest:full-path="Pictures/TablePreview8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9.svm" manifest:media-type=""/>
  <manifest:file-entry manifest:full-path="Pictures/TablePreview58.svm" manifest:media-type=""/>
  <manifest:file-entry manifest:full-path="Pictures/TablePreview133.svm" manifest:media-type=""/>
  <manifest:file-entry manifest:full-path="Pictures/TablePreview81.svm" manifest:media-type=""/>
  <manifest:file-entry manifest:full-path="Pictures/TablePreview21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57.svm" manifest:media-type=""/>
  <manifest:file-entry manifest:full-path="Pictures/TablePreview132.svm" manifest:media-type=""/>
  <manifest:file-entry manifest:full-path="Pictures/TablePreview80.svm" manifest:media-type=""/>
  <manifest:file-entry manifest:full-path="Pictures/TablePreview20.svm" manifest:media-type=""/>
  <manifest:file-entry manifest:full-path="Pictures/TablePreview89.svm" manifest:media-type=""/>
  <manifest:file-entry manifest:full-path="Pictures/TablePreview60.svm" manifest:media-type=""/>
  <manifest:file-entry manifest:full-path="Pictures/TablePreview107.svm" manifest:media-type=""/>
  <manifest:file-entry manifest:full-path="Pictures/TablePreview61.svm" manifest:media-type=""/>
  <manifest:file-entry manifest:full-path="Pictures/TablePreview108.svm" manifest:media-type=""/>
  <manifest:file-entry manifest:full-path="Pictures/TablePreview62.svm" manifest:media-type=""/>
  <manifest:file-entry manifest:full-path="Pictures/TablePreview109.svm" manifest:media-type=""/>
  <manifest:file-entry manifest:full-path="Pictures/TablePreview63.svm" manifest:media-type=""/>
  <manifest:file-entry manifest:full-path="Pictures/TablePreview64.svm" manifest:media-type=""/>
  <manifest:file-entry manifest:full-path="Pictures/TablePreview65.svm" manifest:media-type=""/>
  <manifest:file-entry manifest:full-path="Pictures/TablePreview66.svm" manifest:media-type=""/>
  <manifest:file-entry manifest:full-path="Pictures/TablePreview67.svm" manifest:media-type=""/>
  <manifest:file-entry manifest:full-path="Pictures/TablePreview142.svm" manifest:media-type=""/>
  <manifest:file-entry manifest:full-path="Pictures/TablePreview90.svm" manifest:media-type=""/>
  <manifest:file-entry manifest:full-path="Pictures/TablePreview68.svm" manifest:media-type=""/>
  <manifest:file-entry manifest:full-path="Pictures/TablePreview91.svm" manifest:media-type=""/>
  <manifest:file-entry manifest:full-path="Pictures/TablePreview69.svm" manifest:media-type=""/>
  <manifest:file-entry manifest:full-path="Pictures/TablePreview92.svm" manifest:media-type=""/>
  <manifest:file-entry manifest:full-path="Pictures/TablePreview125.svm" manifest:media-type=""/>
  <manifest:file-entry manifest:full-path="Pictures/TablePreview7.svm" manifest:media-type=""/>
  <manifest:file-entry manifest:full-path="Pictures/TablePreview73.svm" manifest:media-type=""/>
  <manifest:file-entry manifest:full-path="Pictures/TablePreview8.svm" manifest:media-type=""/>
  <manifest:file-entry manifest:full-path="Pictures/TablePreview126.svm" manifest:media-type=""/>
  <manifest:file-entry manifest:full-path="Pictures/TablePreview74.svm" manifest:media-type=""/>
  <manifest:file-entry manifest:full-path="Pictures/TablePreview9.svm" manifest:media-type=""/>
  <manifest:file-entry manifest:full-path="Pictures/TablePreview127.svm" manifest:media-type=""/>
  <manifest:file-entry manifest:full-path="Pictures/TablePreview75.svm" manifest:media-type=""/>
  <manifest:file-entry manifest:full-path="Pictures/TablePreview128.svm" manifest:media-type=""/>
  <manifest:file-entry manifest:full-path="Pictures/TablePreview76.svm" manifest:media-type=""/>
  <manifest:file-entry manifest:full-path="Pictures/TablePreview129.svm" manifest:media-type=""/>
  <manifest:file-entry manifest:full-path="Pictures/TablePreview77.svm" manifest:media-type=""/>
  <manifest:file-entry manifest:full-path="Pictures/TablePreview2.svm" manifest:media-type=""/>
  <manifest:file-entry manifest:full-path="Pictures/TablePreview120.svm" manifest:media-type=""/>
  <manifest:file-entry manifest:full-path="Pictures/TablePreview78.svm" manifest:media-type=""/>
  <manifest:file-entry manifest:full-path="Pictures/TablePreview3.svm" manifest:media-type=""/>
  <manifest:file-entry manifest:full-path="Pictures/TablePreview121.svm" manifest:media-type=""/>
  <manifest:file-entry manifest:full-path="Pictures/TablePreview135.svm" manifest:media-type=""/>
  <manifest:file-entry manifest:full-path="Pictures/TablePreview83.svm" manifest:media-type=""/>
  <manifest:file-entry manifest:full-path="Pictures/TablePreview136.svm" manifest:media-type=""/>
  <manifest:file-entry manifest:full-path="Pictures/TablePreview84.svm" manifest:media-type=""/>
  <manifest:file-entry manifest:full-path="Pictures/TablePreview137.svm" manifest:media-type=""/>
  <manifest:file-entry manifest:full-path="Pictures/TablePreview85.svm" manifest:media-type=""/>
  <manifest:file-entry manifest:full-path="Pictures/TablePreview138.svm" manifest:media-type=""/>
  <manifest:file-entry manifest:full-path="Pictures/TablePreview86.svm" manifest:media-type=""/>
  <manifest:file-entry manifest:full-path="Pictures/TablePreview139.svm" manifest:media-type=""/>
  <manifest:file-entry manifest:full-path="Pictures/TablePreview87.svm" manifest:media-type=""/>
  <manifest:file-entry manifest:full-path="Pictures/TablePreview88.svm" manifest:media-type=""/>
  <manifest:file-entry manifest:full-path="Pictures/TablePreview93.svm" manifest:media-type=""/>
  <manifest:file-entry manifest:full-path="Pictures/TablePreview94.svm" manifest:media-type=""/>
  <manifest:file-entry manifest:full-path="Pictures/TablePreview95.svm" manifest:media-type=""/>
  <manifest:file-entry manifest:full-path="Pictures/TablePreview96.svm" manifest:media-type=""/>
  <manifest:file-entry manifest:full-path="Pictures/TablePreview97.svm" manifest:media-type=""/>
  <manifest:file-entry manifest:full-path="Pictures/TablePreview98.svm" manifest:media-type=""/>
  <manifest:file-entry manifest:full-path="Pictures/TablePreview100.svm" manifest:media-type=""/>
  <manifest:file-entry manifest:full-path="Pictures/TablePreview101.svm" manifest:media-type=""/>
  <manifest:file-entry manifest:full-path="Pictures/TablePreview102.svm" manifest:media-type=""/>
  <manifest:file-entry manifest:full-path="Pictures/TablePreview103.svm" manifest:media-type=""/>
  <manifest:file-entry manifest:full-path="Pictures/TablePreview104.svm" manifest:media-type=""/>
  <manifest:file-entry manifest:full-path="Pictures/TablePreview105.svm" manifest:media-type=""/>
  <manifest:file-entry manifest:full-path="Pictures/TablePreview106.svm" manifest:media-type=""/>
  <manifest:file-entry manifest:full-path="Pictures/TablePreview111.svm" manifest:media-type=""/>
  <manifest:file-entry manifest:full-path="Pictures/TablePreview112.svm" manifest:media-type=""/>
  <manifest:file-entry manifest:full-path="Pictures/TablePreview113.svm" manifest:media-type=""/>
  <manifest:file-entry manifest:full-path="Pictures/TablePreview114.svm" manifest:media-type=""/>
  <manifest:file-entry manifest:full-path="Pictures/TablePreview115.svm" manifest:media-type=""/>
  <manifest:file-entry manifest:full-path="Pictures/TablePreview116.svm" manifest:media-type=""/>
  <manifest:file-entry manifest:full-path="Pictures/TablePreview117.svm" manifest:media-type=""/>
  <manifest:file-entry manifest:full-path="Pictures/TablePreview118.svm" manifest:media-type=""/>
  <manifest:file-entry manifest:full-path="Pictures/TablePreview11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515cm" style:use-optimal-column-width="false"/>
    </style:style>
    <style:style style:name="co2" style:family="table-column">
      <style:table-column-properties style:column-width="4.517cm" style:use-optimal-column-width="false"/>
    </style:style>
    <style:style style:name="co3" style:family="table-column">
      <style:table-column-properties style:column-width="4.23cm" style:use-optimal-column-width="false"/>
    </style:style>
    <style:style style:name="co4" style:family="table-column">
      <style:table-column-properties style:column-width="4.239cm" style:use-optimal-column-width="false"/>
    </style:style>
    <style:style style:name="ro1" style:family="table-row">
      <style:table-row-properties style:row-height="1.03cm" style:use-optimal-row-height="false"/>
    </style:style>
    <style:style style:name="ro2" style:family="table-row">
      <style:table-row-properties style:row-height="1.591cm" style:use-optimal-row-height="false"/>
    </style:style>
    <style:style style:name="ro3" style:family="table-row">
      <style:table-row-properties style:row-height="1.593cm" style:use-optimal-row-height="false"/>
    </style:style>
    <style:style style:name="ce1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style:use-window-font-color="true" loext:opacity="0%" fo:hyphenate="false"/>
    </style:style>
    <style:style style:name="ce2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000000" style:punctuation-wrap="hanging"/>
      <style:text-properties fo:hyphenate="false"/>
    </style:style>
    <style:style style:name="ce3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000000" fo:border-bottom="0.48pt solid #000000" style:punctuation-wrap="hanging"/>
      <style:text-properties fo:font-weight="bold" style:font-weight-asian="bold" style:font-weight-complex="bold" fo:hyphenate="false"/>
    </style:style>
    <style:style style:name="ce4" style:family="table-cell">
      <loext:graphic-properties draw:fill="solid" draw:fill-color="#000000" draw:opacity="20%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hyphenate="false"/>
    </style:style>
    <style:style style:name="ce5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hyphenate="false"/>
    </style:style>
    <style:style style:name="ce6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48pt solid #000000" style:punctuation-wrap="hanging"/>
      <style:text-properties fo:hyphenate="false"/>
    </style:style>
    <style:style style:name="ce7" style:family="table-cell">
      <loext:graphic-properties draw:fill="solid" draw:fill-color="#000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000000" fo:border-right="none" fo:border-top="0.26pt solid #000000" fo:border-bottom="0.26pt solid #000000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8" style:family="table-cell">
      <loext:graphic-properties draw:fill="solid" draw:fill-color="#000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000000" fo:border-bottom="0.26pt solid #000000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9" style:family="table-cell">
      <loext:graphic-properties draw:fill="solid" draw:fill-color="#000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000000" fo:border-top="0.26pt solid #000000" fo:border-bottom="0.26pt solid #000000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10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000000" fo:border-right="none" fo:border-top="0.26pt solid #000000" fo:border-bottom="0.26pt solid #000000" style:punctuation-wrap="hanging" style:writing-mode="lr-tb"/>
      <style:text-properties fo:hyphenate="false"/>
    </style:style>
    <style:style style:name="ce11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000000" fo:border-bottom="0.26pt solid #000000" style:punctuation-wrap="hanging" style:writing-mode="lr-tb"/>
      <style:text-properties fo:hyphenate="false"/>
    </style:style>
    <style:style style:name="ce12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000000" fo:border-top="0.26pt solid #000000" fo:border-bottom="0.26pt solid #000000" style:punctuation-wrap="hanging" style:writing-mode="lr-tb"/>
      <style:text-properties fo:hyphenate="false"/>
    </style:style>
    <style:style style:name="ce13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000000" fo:border-right="0.48pt solid #000000" fo:border-top="0.48pt solid #000000" fo:border-bottom="0.99pt solid #000000" style:punctuation-wrap="hanging"/>
      <style:text-properties fo:font-weight="bold" style:font-weight-asian="bold" style:font-weight-complex="bold" fo:hyphenate="false"/>
    </style:style>
    <style:style style:name="ce14" style:family="table-cell">
      <loext:graphic-properties draw:fill="solid" draw:fill-color="#000000" draw:opacity="20%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000000" style:punctuation-wrap="hanging"/>
      <style:text-properties fo:hyphenate="false"/>
    </style:style>
    <style:style style:name="ce15" style:family="table-cell">
      <loext:graphic-properties draw:fill="solid" draw:fill-color="#000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000000" fo:border-right="none" fo:border-top="0.48pt solid #000000" fo:border-bottom="0.48pt solid #000000" style:punctuation-wrap="hanging"/>
      <style:text-properties fo:color="#ffffff" loext:opacity="100%" fo:font-weight="bold" style:font-weight-asian="bold" style:font-weight-complex="bold" fo:hyphenate="false"/>
    </style:style>
    <style:style style:name="ce16" style:family="table-cell">
      <loext:graphic-properties draw:fill="solid" draw:fill-color="#000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000000" fo:border-bottom="0.48pt solid #000000" style:punctuation-wrap="hanging"/>
      <style:text-properties fo:color="#ffffff" loext:opacity="100%" fo:font-weight="bold" style:font-weight-asian="bold" style:font-weight-complex="bold" fo:hyphenate="false"/>
    </style:style>
    <style:style style:name="ce17" style:family="table-cell">
      <loext:graphic-properties draw:fill="solid" draw:fill-color="#000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000000" fo:border-top="0.48pt solid #000000" fo:border-bottom="0.48pt solid #000000" style:punctuation-wrap="hanging"/>
      <style:text-properties fo:color="#ffffff" loext:opacity="100%" fo:font-weight="bold" style:font-weight-asian="bold" style:font-weight-complex="bold" fo:hyphenate="false"/>
    </style:style>
    <style:style style:name="ce18" style:family="table-cell">
      <loext:graphic-properties draw:fill="solid" draw:fill-color="#e7e7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000000" fo:border-right="none" fo:border-top="0.48pt solid #000000" fo:border-bottom="0.48pt solid #000000" style:punctuation-wrap="hanging"/>
      <style:text-properties fo:hyphenate="false"/>
    </style:style>
    <style:style style:name="ce19" style:family="table-cell">
      <loext:graphic-properties draw:fill="solid" draw:fill-color="#e7e7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000000" fo:border-bottom="0.48pt solid #000000" style:punctuation-wrap="hanging"/>
      <style:text-properties fo:hyphenate="false"/>
    </style:style>
    <style:style style:name="ce20" style:family="table-cell">
      <loext:graphic-properties draw:fill="solid" draw:fill-color="#e7e7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000000" fo:border-top="0.48pt solid #000000" fo:border-bottom="0.48pt solid #000000" style:punctuation-wrap="hanging"/>
      <style:text-properties fo:hyphenate="false"/>
    </style:style>
    <style:style style:name="ce2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000000" fo:border-right="none" fo:border-top="0.48pt solid #000000" fo:border-bottom="0.48pt solid #000000" style:punctuation-wrap="hanging"/>
      <style:text-properties fo:hyphenate="false"/>
    </style:style>
    <style:style style:name="ce22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000000" fo:border-bottom="0.48pt solid #000000" style:punctuation-wrap="hanging"/>
      <style:text-properties fo:hyphenate="false"/>
    </style:style>
    <style:style style:name="ce23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000000" fo:border-top="0.48pt solid #000000" fo:border-bottom="0.48pt solid #000000" style:punctuation-wrap="hanging"/>
      <style:text-properties fo:hyphenate="false"/>
    </style:style>
    <style:style style:name="ce24" style:family="table-cell">
      <loext:graphic-properties draw:fill="solid" draw:fill-color="#000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0.48pt solid #ffffff" fo:border-bottom="1.5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25" style:family="table-cell">
      <loext:graphic-properties draw:fill="solid" draw:fill-color="#cccccc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hyphenate="false"/>
    </style:style>
    <style:style style:name="ce26" style:family="table-cell">
      <loext:graphic-properties draw:fill="solid" draw:fill-color="#e7e7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hyphenate="false"/>
    </style:style>
    <style:style style:name="ce27" style:family="table-cell">
      <loext:graphic-properties draw:fill="solid" draw:fill-color="#000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99pt solid #000000" fo:border-bottom="0.99pt solid #000000" style:punctuation-wrap="hanging"/>
      <style:text-properties fo:color="#ffffff" loext:opacity="100%" fo:font-weight="bold" style:font-weight-asian="bold" style:font-weight-complex="bold" fo:hyphenate="false"/>
    </style:style>
    <style:style style:name="ce28" style:family="table-cell">
      <loext:graphic-properties draw:fill="solid" draw:fill-color="#e7e7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hyphenate="false"/>
    </style:style>
    <style:style style:name="ce29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hyphenate="false"/>
    </style:style>
    <style:style style:name="ce30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99pt solid #000000" style:punctuation-wrap="hanging"/>
      <style:text-properties fo:hyphenate="false"/>
    </style:style>
    <style:style style:name="ce31" style:family="table-cell">
      <loext:graphic-properties draw:fill="solid" draw:fill-color="#e7e7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000000" style:punctuation-wrap="hanging"/>
      <style:text-properties fo:font-weight="bold" style:font-weight-asian="bold" style:font-weight-complex="bold" fo:hyphenate="false"/>
    </style:style>
    <style:style style:name="ce32" style:family="table-cell">
      <loext:graphic-properties draw:fill="solid" draw:fill-color="#cccccc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000000" style:punctuation-wrap="hanging"/>
      <style:text-properties fo:hyphenate="false"/>
    </style:style>
    <style:style style:name="ce33" style:family="table-cell">
      <loext:graphic-properties draw:fill="solid" draw:fill-color="#e7e7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000000" style:punctuation-wrap="hanging"/>
      <style:text-properties fo:hyphenate="false"/>
    </style:style>
    <style:style style:name="ce34" style:family="table-cell">
      <loext:graphic-properties draw:fill="solid" draw:fill-color="#000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99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35" style:family="table-cell">
      <loext:graphic-properties draw:fill="solid" draw:fill-color="#cccccc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36" style:family="table-cell">
      <loext:graphic-properties draw:fill="solid" draw:fill-color="#e7e7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37" style:family="table-cell">
      <loext:graphic-properties draw:fill="solid" draw:fill-color="#000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font-weight="bold" style:font-weight-asian="bold" style:font-weight-complex="bold" fo:hyphenate="false"/>
    </style:style>
    <style:style style:name="ce38" style:family="table-cell">
      <loext:graphic-properties draw:fill="solid" draw:fill-color="#cccccc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hyphenate="false"/>
    </style:style>
    <style:style style:name="ce39" style:family="table-cell">
      <loext:graphic-properties draw:fill="solid" draw:fill-color="#4472c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4472c4" fo:border-right="0.26pt solid #4472c4" fo:border-top="0.26pt solid #4472c4" fo:border-bottom="0.48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40" style:family="table-cell">
      <loext:graphic-properties draw:fill="solid" draw:fill-color="#7894d1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4472c4" style:punctuation-wrap="hanging"/>
      <style:text-properties fo:hyphenate="false"/>
    </style:style>
    <style:style style:name="ce41" style:family="table-cell">
      <loext:graphic-properties draw:fill="solid" draw:fill-color="#9aabd9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4472c4" style:punctuation-wrap="hanging"/>
      <style:text-properties fo:hyphenate="false"/>
    </style:style>
    <style:style style:name="ce42" style:family="table-cell">
      <loext:graphic-properties draw:fill="solid" draw:fill-color="#3d6fc9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c0c8e3" fo:border-right="none" fo:border-top="0.26pt solid #c0c8e3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43" style:family="table-cell">
      <loext:graphic-properties draw:fill="solid" draw:fill-color="#3d6fc9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c0c8e3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44" style:family="table-cell">
      <loext:graphic-properties draw:fill="solid" draw:fill-color="#3d6fc9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c0c8e3" fo:border-top="0.26pt solid #c0c8e3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45" style:family="table-cell">
      <loext:graphic-properties draw:fill="solid" draw:fill-color="#648cd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c0c8e3" fo:border-right="none" fo:border-top="none" fo:border-bottom="none" style:punctuation-wrap="hanging"/>
      <style:text-properties fo:color="#ffffff" loext:opacity="100%" fo:hyphenate="false"/>
    </style:style>
    <style:style style:name="ce46" style:family="table-cell">
      <loext:graphic-properties draw:fill="solid" draw:fill-color="#648cd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47" style:family="table-cell">
      <loext:graphic-properties draw:fill="solid" draw:fill-color="#648cd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c0c8e3" fo:border-top="none" fo:border-bottom="none" style:punctuation-wrap="hanging"/>
      <style:text-properties fo:color="#ffffff" loext:opacity="100%" fo:hyphenate="false"/>
    </style:style>
    <style:style style:name="ce48" style:family="table-cell">
      <loext:graphic-properties draw:fill="solid" draw:fill-color="#3d6fc9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c0c8e3" fo:border-right="none" fo:border-top="none" fo:border-bottom="none" style:punctuation-wrap="hanging"/>
      <style:text-properties fo:color="#ffffff" loext:opacity="100%" fo:hyphenate="false"/>
    </style:style>
    <style:style style:name="ce49" style:family="table-cell">
      <loext:graphic-properties draw:fill="solid" draw:fill-color="#3d6fc9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50" style:family="table-cell">
      <loext:graphic-properties draw:fill="solid" draw:fill-color="#3d6fc9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c0c8e3" fo:border-top="none" fo:border-bottom="none" style:punctuation-wrap="hanging"/>
      <style:text-properties fo:color="#ffffff" loext:opacity="100%" fo:hyphenate="false"/>
    </style:style>
    <style:style style:name="ce51" style:family="table-cell">
      <loext:graphic-properties draw:fill="solid" draw:fill-color="#3d6fc9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c0c8e3" fo:border-right="none" fo:border-top="none" fo:border-bottom="0.26pt solid #c0c8e3" style:punctuation-wrap="hanging"/>
      <style:text-properties fo:color="#ffffff" loext:opacity="100%" fo:hyphenate="false"/>
    </style:style>
    <style:style style:name="ce52" style:family="table-cell">
      <loext:graphic-properties draw:fill="solid" draw:fill-color="#3d6fc9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26pt solid #c0c8e3" style:punctuation-wrap="hanging"/>
      <style:text-properties fo:color="#ffffff" loext:opacity="100%" fo:hyphenate="false"/>
    </style:style>
    <style:style style:name="ce53" style:family="table-cell">
      <loext:graphic-properties draw:fill="solid" draw:fill-color="#3d6fc9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c0c8e3" fo:border-top="none" fo:border-bottom="0.26pt solid #c0c8e3" style:punctuation-wrap="hanging"/>
      <style:text-properties fo:color="#ffffff" loext:opacity="100%" fo:hyphenate="false"/>
    </style:style>
    <style:style style:name="ce54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4472c4" fo:border-bottom="0.48pt solid #4472c4" style:punctuation-wrap="hanging"/>
      <style:text-properties fo:font-weight="bold" style:font-weight-asian="bold" style:font-weight-complex="bold" fo:hyphenate="false"/>
    </style:style>
    <style:style style:name="ce55" style:family="table-cell">
      <loext:graphic-properties draw:fill="solid" draw:fill-color="#4472c4" draw:opacity="20%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hyphenate="false"/>
    </style:style>
    <style:style style:name="ce56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48pt solid #4472c4" style:punctuation-wrap="hanging"/>
      <style:text-properties fo:hyphenate="false"/>
    </style:style>
    <style:style style:name="ce57" style:family="table-cell">
      <loext:graphic-properties draw:fill="solid" draw:fill-color="#4472c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4472c4" fo:border-right="none" fo:border-top="0.26pt solid #4472c4" fo:border-bottom="0.26pt solid #4472c4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58" style:family="table-cell">
      <loext:graphic-properties draw:fill="solid" draw:fill-color="#4472c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4472c4" fo:border-bottom="0.26pt solid #4472c4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59" style:family="table-cell">
      <loext:graphic-properties draw:fill="solid" draw:fill-color="#4472c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4472c4" fo:border-top="0.26pt solid #4472c4" fo:border-bottom="0.26pt solid #4472c4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60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4472c4" fo:border-right="none" fo:border-top="0.26pt solid #4472c4" fo:border-bottom="0.26pt solid #4472c4" style:punctuation-wrap="hanging" style:writing-mode="lr-tb"/>
      <style:text-properties fo:hyphenate="false"/>
    </style:style>
    <style:style style:name="ce61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4472c4" fo:border-bottom="0.26pt solid #4472c4" style:punctuation-wrap="hanging" style:writing-mode="lr-tb"/>
      <style:text-properties fo:hyphenate="false"/>
    </style:style>
    <style:style style:name="ce62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4472c4" fo:border-top="0.26pt solid #4472c4" fo:border-bottom="0.26pt solid #4472c4" style:punctuation-wrap="hanging" style:writing-mode="lr-tb"/>
      <style:text-properties fo:hyphenate="false"/>
    </style:style>
    <style:style style:name="ce63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4472c4" fo:border-right="0.48pt solid #4472c4" fo:border-top="0.48pt solid #4472c4" fo:border-bottom="0.99pt solid #4472c4" style:punctuation-wrap="hanging"/>
      <style:text-properties fo:font-weight="bold" style:font-weight-asian="bold" style:font-weight-complex="bold" fo:hyphenate="false"/>
    </style:style>
    <style:style style:name="ce64" style:family="table-cell">
      <loext:graphic-properties draw:fill="solid" draw:fill-color="#4472c4" draw:opacity="20%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4472c4" style:punctuation-wrap="hanging"/>
      <style:text-properties fo:hyphenate="false"/>
    </style:style>
    <style:style style:name="ce65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4472c4" style:punctuation-wrap="hanging"/>
      <style:text-properties fo:hyphenate="false"/>
    </style:style>
    <style:style style:name="ce66" style:family="table-cell">
      <loext:graphic-properties draw:fill="solid" draw:fill-color="#4472c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4472c4" fo:border-right="none" fo:border-top="0.48pt solid #4472c4" fo:border-bottom="0.48pt solid #4472c4" style:punctuation-wrap="hanging"/>
      <style:text-properties fo:color="#ffffff" loext:opacity="100%" fo:font-weight="bold" style:font-weight-asian="bold" style:font-weight-complex="bold" fo:hyphenate="false"/>
    </style:style>
    <style:style style:name="ce67" style:family="table-cell">
      <loext:graphic-properties draw:fill="solid" draw:fill-color="#4472c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4472c4" fo:border-bottom="0.48pt solid #4472c4" style:punctuation-wrap="hanging"/>
      <style:text-properties fo:color="#ffffff" loext:opacity="100%" fo:font-weight="bold" style:font-weight-asian="bold" style:font-weight-complex="bold" fo:hyphenate="false"/>
    </style:style>
    <style:style style:name="ce68" style:family="table-cell">
      <loext:graphic-properties draw:fill="solid" draw:fill-color="#4472c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4472c4" fo:border-top="0.48pt solid #4472c4" fo:border-bottom="0.48pt solid #4472c4" style:punctuation-wrap="hanging"/>
      <style:text-properties fo:color="#ffffff" loext:opacity="100%" fo:font-weight="bold" style:font-weight-asian="bold" style:font-weight-complex="bold" fo:hyphenate="false"/>
    </style:style>
    <style:style style:name="ce69" style:family="table-cell">
      <loext:graphic-properties draw:fill="solid" draw:fill-color="#e8ebf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4472c4" fo:border-right="none" fo:border-top="0.48pt solid #4472c4" fo:border-bottom="0.48pt solid #4472c4" style:punctuation-wrap="hanging"/>
      <style:text-properties fo:hyphenate="false"/>
    </style:style>
    <style:style style:name="ce70" style:family="table-cell">
      <loext:graphic-properties draw:fill="solid" draw:fill-color="#e8ebf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4472c4" fo:border-bottom="0.48pt solid #4472c4" style:punctuation-wrap="hanging"/>
      <style:text-properties fo:hyphenate="false"/>
    </style:style>
    <style:style style:name="ce71" style:family="table-cell">
      <loext:graphic-properties draw:fill="solid" draw:fill-color="#e8ebf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4472c4" fo:border-top="0.48pt solid #4472c4" fo:border-bottom="0.48pt solid #4472c4" style:punctuation-wrap="hanging"/>
      <style:text-properties fo:hyphenate="false"/>
    </style:style>
    <style:style style:name="ce72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4472c4" fo:border-right="none" fo:border-top="0.48pt solid #4472c4" fo:border-bottom="0.48pt solid #4472c4" style:punctuation-wrap="hanging"/>
      <style:text-properties fo:hyphenate="false"/>
    </style:style>
    <style:style style:name="ce73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4472c4" fo:border-bottom="0.48pt solid #4472c4" style:punctuation-wrap="hanging"/>
      <style:text-properties fo:hyphenate="false"/>
    </style:style>
    <style:style style:name="ce74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4472c4" fo:border-top="0.48pt solid #4472c4" fo:border-bottom="0.48pt solid #4472c4" style:punctuation-wrap="hanging"/>
      <style:text-properties fo:hyphenate="false"/>
    </style:style>
    <style:style style:name="ce75" style:family="table-cell">
      <loext:graphic-properties draw:fill="solid" draw:fill-color="#4472c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0.48pt solid #ffffff" fo:border-bottom="1.5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76" style:family="table-cell">
      <loext:graphic-properties draw:fill="solid" draw:fill-color="#cfd5e9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hyphenate="false"/>
    </style:style>
    <style:style style:name="ce77" style:family="table-cell">
      <loext:graphic-properties draw:fill="solid" draw:fill-color="#e8ebf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hyphenate="false"/>
    </style:style>
    <style:style style:name="ce78" style:family="table-cell">
      <loext:graphic-properties draw:fill="solid" draw:fill-color="#4472c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99pt solid #000000" fo:border-bottom="0.99pt solid #000000" style:punctuation-wrap="hanging"/>
      <style:text-properties fo:color="#ffffff" loext:opacity="100%" fo:font-weight="bold" style:font-weight-asian="bold" style:font-weight-complex="bold" fo:hyphenate="false"/>
    </style:style>
    <style:style style:name="ce79" style:family="table-cell">
      <loext:graphic-properties draw:fill="solid" draw:fill-color="#e7e7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weight="normal" style:font-weight-asian="normal" style:font-weight-complex="normal" fo:hyphenate="false"/>
    </style:style>
    <style:style style:name="ce80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99pt solid #000000" style:punctuation-wrap="hanging"/>
      <style:text-properties fo:font-weight="normal" style:font-weight-asian="normal" style:font-weight-complex="normal" fo:hyphenate="false"/>
    </style:style>
    <style:style style:name="ce81" style:family="table-cell">
      <loext:graphic-properties draw:fill="solid" draw:fill-color="#e8ebf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4472c4" style:punctuation-wrap="hanging"/>
      <style:text-properties fo:font-weight="bold" style:font-weight-asian="bold" style:font-weight-complex="bold" fo:hyphenate="false"/>
    </style:style>
    <style:style style:name="ce82" style:family="table-cell">
      <loext:graphic-properties draw:fill="solid" draw:fill-color="#cfd5e9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4472c4" style:punctuation-wrap="hanging"/>
      <style:text-properties fo:hyphenate="false"/>
    </style:style>
    <style:style style:name="ce83" style:family="table-cell">
      <loext:graphic-properties draw:fill="solid" draw:fill-color="#e8ebf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4472c4" style:punctuation-wrap="hanging"/>
      <style:text-properties fo:hyphenate="false"/>
    </style:style>
    <style:style style:name="ce84" style:family="table-cell">
      <loext:graphic-properties draw:fill="solid" draw:fill-color="#365b9c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85" style:family="table-cell">
      <loext:graphic-properties draw:fill="solid" draw:fill-color="#4472c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86" style:family="table-cell">
      <loext:graphic-properties draw:fill="solid" draw:fill-color="#ed7d31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ed7d31" fo:border-right="0.26pt solid #ed7d31" fo:border-top="0.26pt solid #ed7d31" fo:border-bottom="0.48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87" style:family="table-cell">
      <loext:graphic-properties draw:fill="solid" draw:fill-color="#f19c6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ed7d31" style:punctuation-wrap="hanging"/>
      <style:text-properties fo:hyphenate="false"/>
    </style:style>
    <style:style style:name="ce88" style:family="table-cell">
      <loext:graphic-properties draw:fill="solid" draw:fill-color="#f4b196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ed7d31" style:punctuation-wrap="hanging"/>
      <style:text-properties fo:hyphenate="false"/>
    </style:style>
    <style:style style:name="ce89" style:family="table-cell">
      <loext:graphic-properties draw:fill="solid" draw:fill-color="#f57a2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f6cbbe" fo:border-right="none" fo:border-top="0.26pt solid #f6cbbe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90" style:family="table-cell">
      <loext:graphic-properties draw:fill="solid" draw:fill-color="#f57a2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f6cbbe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91" style:family="table-cell">
      <loext:graphic-properties draw:fill="solid" draw:fill-color="#f57a2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f6cbbe" fo:border-top="0.26pt solid #f6cbbe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92" style:family="table-cell">
      <loext:graphic-properties draw:fill="solid" draw:fill-color="#f7955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f6cbbe" fo:border-right="none" fo:border-top="none" fo:border-bottom="none" style:punctuation-wrap="hanging"/>
      <style:text-properties fo:color="#ffffff" loext:opacity="100%" fo:hyphenate="false"/>
    </style:style>
    <style:style style:name="ce93" style:family="table-cell">
      <loext:graphic-properties draw:fill="solid" draw:fill-color="#f7955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94" style:family="table-cell">
      <loext:graphic-properties draw:fill="solid" draw:fill-color="#f7955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f6cbbe" fo:border-top="none" fo:border-bottom="none" style:punctuation-wrap="hanging"/>
      <style:text-properties fo:color="#ffffff" loext:opacity="100%" fo:hyphenate="false"/>
    </style:style>
    <style:style style:name="ce95" style:family="table-cell">
      <loext:graphic-properties draw:fill="solid" draw:fill-color="#f57a2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f6cbbe" fo:border-right="none" fo:border-top="none" fo:border-bottom="none" style:punctuation-wrap="hanging"/>
      <style:text-properties fo:color="#ffffff" loext:opacity="100%" fo:hyphenate="false"/>
    </style:style>
    <style:style style:name="ce96" style:family="table-cell">
      <loext:graphic-properties draw:fill="solid" draw:fill-color="#f57a2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97" style:family="table-cell">
      <loext:graphic-properties draw:fill="solid" draw:fill-color="#f57a2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f6cbbe" fo:border-top="none" fo:border-bottom="none" style:punctuation-wrap="hanging"/>
      <style:text-properties fo:color="#ffffff" loext:opacity="100%" fo:hyphenate="false"/>
    </style:style>
    <style:style style:name="ce98" style:family="table-cell">
      <loext:graphic-properties draw:fill="solid" draw:fill-color="#f57a2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f6cbbe" fo:border-right="none" fo:border-top="none" fo:border-bottom="0.26pt solid #f6cbbe" style:punctuation-wrap="hanging"/>
      <style:text-properties fo:color="#ffffff" loext:opacity="100%" fo:hyphenate="false"/>
    </style:style>
    <style:style style:name="ce99" style:family="table-cell">
      <loext:graphic-properties draw:fill="solid" draw:fill-color="#f57a2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26pt solid #f6cbbe" style:punctuation-wrap="hanging"/>
      <style:text-properties fo:color="#ffffff" loext:opacity="100%" fo:hyphenate="false"/>
    </style:style>
    <style:style style:name="ce100" style:family="table-cell">
      <loext:graphic-properties draw:fill="solid" draw:fill-color="#f57a2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f6cbbe" fo:border-top="none" fo:border-bottom="0.26pt solid #f6cbbe" style:punctuation-wrap="hanging"/>
      <style:text-properties fo:color="#ffffff" loext:opacity="100%" fo:hyphenate="false"/>
    </style:style>
    <style:style style:name="ce101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ed7d31" fo:border-bottom="0.48pt solid #ed7d31" style:punctuation-wrap="hanging"/>
      <style:text-properties fo:font-weight="bold" style:font-weight-asian="bold" style:font-weight-complex="bold" fo:hyphenate="false"/>
    </style:style>
    <style:style style:name="ce102" style:family="table-cell">
      <loext:graphic-properties draw:fill="solid" draw:fill-color="#ed7d31" draw:opacity="20%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hyphenate="false"/>
    </style:style>
    <style:style style:name="ce103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48pt solid #ed7d31" style:punctuation-wrap="hanging"/>
      <style:text-properties fo:hyphenate="false"/>
    </style:style>
    <style:style style:name="ce104" style:family="table-cell">
      <loext:graphic-properties draw:fill="solid" draw:fill-color="#ed7d31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ed7d31" fo:border-right="none" fo:border-top="0.26pt solid #ed7d31" fo:border-bottom="0.26pt solid #ed7d31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105" style:family="table-cell">
      <loext:graphic-properties draw:fill="solid" draw:fill-color="#ed7d31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ed7d31" fo:border-bottom="0.26pt solid #ed7d31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106" style:family="table-cell">
      <loext:graphic-properties draw:fill="solid" draw:fill-color="#ed7d31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ed7d31" fo:border-top="0.26pt solid #ed7d31" fo:border-bottom="0.26pt solid #ed7d31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107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ed7d31" fo:border-right="none" fo:border-top="0.26pt solid #ed7d31" fo:border-bottom="0.26pt solid #ed7d31" style:punctuation-wrap="hanging" style:writing-mode="lr-tb"/>
      <style:text-properties fo:hyphenate="false"/>
    </style:style>
    <style:style style:name="ce108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ed7d31" fo:border-bottom="0.26pt solid #ed7d31" style:punctuation-wrap="hanging" style:writing-mode="lr-tb"/>
      <style:text-properties fo:hyphenate="false"/>
    </style:style>
    <style:style style:name="ce109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ed7d31" fo:border-top="0.26pt solid #ed7d31" fo:border-bottom="0.26pt solid #ed7d31" style:punctuation-wrap="hanging" style:writing-mode="lr-tb"/>
      <style:text-properties fo:hyphenate="false"/>
    </style:style>
    <style:style style:name="ce110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ed7d31" fo:border-right="0.48pt solid #ed7d31" fo:border-top="0.48pt solid #ed7d31" fo:border-bottom="0.99pt solid #ed7d31" style:punctuation-wrap="hanging"/>
      <style:text-properties fo:font-weight="bold" style:font-weight-asian="bold" style:font-weight-complex="bold" fo:hyphenate="false"/>
    </style:style>
    <style:style style:name="ce111" style:family="table-cell">
      <loext:graphic-properties draw:fill="solid" draw:fill-color="#ed7d31" draw:opacity="20%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ed7d31" style:punctuation-wrap="hanging"/>
      <style:text-properties fo:hyphenate="false"/>
    </style:style>
    <style:style style:name="ce112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ed7d31" style:punctuation-wrap="hanging"/>
      <style:text-properties fo:hyphenate="false"/>
    </style:style>
    <style:style style:name="ce113" style:family="table-cell">
      <loext:graphic-properties draw:fill="solid" draw:fill-color="#ed7d31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ed7d31" fo:border-right="none" fo:border-top="0.48pt solid #ed7d31" fo:border-bottom="0.48pt solid #ed7d31" style:punctuation-wrap="hanging"/>
      <style:text-properties fo:color="#ffffff" loext:opacity="100%" fo:font-weight="bold" style:font-weight-asian="bold" style:font-weight-complex="bold" fo:hyphenate="false"/>
    </style:style>
    <style:style style:name="ce114" style:family="table-cell">
      <loext:graphic-properties draw:fill="solid" draw:fill-color="#ed7d31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ed7d31" fo:border-bottom="0.48pt solid #ed7d31" style:punctuation-wrap="hanging"/>
      <style:text-properties fo:color="#ffffff" loext:opacity="100%" fo:font-weight="bold" style:font-weight-asian="bold" style:font-weight-complex="bold" fo:hyphenate="false"/>
    </style:style>
    <style:style style:name="ce115" style:family="table-cell">
      <loext:graphic-properties draw:fill="solid" draw:fill-color="#ed7d31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ed7d31" fo:border-top="0.48pt solid #ed7d31" fo:border-bottom="0.48pt solid #ed7d31" style:punctuation-wrap="hanging"/>
      <style:text-properties fo:color="#ffffff" loext:opacity="100%" fo:font-weight="bold" style:font-weight-asian="bold" style:font-weight-complex="bold" fo:hyphenate="false"/>
    </style:style>
    <style:style style:name="ce116" style:family="table-cell">
      <loext:graphic-properties draw:fill="solid" draw:fill-color="#fbec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ed7d31" fo:border-right="none" fo:border-top="0.48pt solid #ed7d31" fo:border-bottom="0.48pt solid #ed7d31" style:punctuation-wrap="hanging"/>
      <style:text-properties fo:hyphenate="false"/>
    </style:style>
    <style:style style:name="ce117" style:family="table-cell">
      <loext:graphic-properties draw:fill="solid" draw:fill-color="#fbec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ed7d31" fo:border-bottom="0.48pt solid #ed7d31" style:punctuation-wrap="hanging"/>
      <style:text-properties fo:hyphenate="false"/>
    </style:style>
    <style:style style:name="ce118" style:family="table-cell">
      <loext:graphic-properties draw:fill="solid" draw:fill-color="#fbec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ed7d31" fo:border-top="0.48pt solid #ed7d31" fo:border-bottom="0.48pt solid #ed7d31" style:punctuation-wrap="hanging"/>
      <style:text-properties fo:hyphenate="false"/>
    </style:style>
    <style:style style:name="ce119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ed7d31" fo:border-right="none" fo:border-top="0.48pt solid #ed7d31" fo:border-bottom="0.48pt solid #ed7d31" style:punctuation-wrap="hanging"/>
      <style:text-properties fo:hyphenate="false"/>
    </style:style>
    <style:style style:name="ce120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ed7d31" fo:border-bottom="0.48pt solid #ed7d31" style:punctuation-wrap="hanging"/>
      <style:text-properties fo:hyphenate="false"/>
    </style:style>
    <style:style style:name="ce12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ed7d31" fo:border-top="0.48pt solid #ed7d31" fo:border-bottom="0.48pt solid #ed7d31" style:punctuation-wrap="hanging"/>
      <style:text-properties fo:hyphenate="false"/>
    </style:style>
    <style:style style:name="ce122" style:family="table-cell">
      <loext:graphic-properties draw:fill="solid" draw:fill-color="#ed7d31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0.48pt solid #ffffff" fo:border-bottom="1.5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123" style:family="table-cell">
      <loext:graphic-properties draw:fill="solid" draw:fill-color="#f8d7cd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hyphenate="false"/>
    </style:style>
    <style:style style:name="ce124" style:family="table-cell">
      <loext:graphic-properties draw:fill="solid" draw:fill-color="#fbec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hyphenate="false"/>
    </style:style>
    <style:style style:name="ce125" style:family="table-cell">
      <loext:graphic-properties draw:fill="solid" draw:fill-color="#ed7d31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99pt solid #000000" fo:border-bottom="0.99pt solid #000000" style:punctuation-wrap="hanging"/>
      <style:text-properties fo:color="#ffffff" loext:opacity="100%" fo:font-weight="bold" style:font-weight-asian="bold" style:font-weight-complex="bold" fo:hyphenate="false"/>
    </style:style>
    <style:style style:name="ce126" style:family="table-cell">
      <loext:graphic-properties draw:fill="solid" draw:fill-color="#fbec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ed7d31" style:punctuation-wrap="hanging"/>
      <style:text-properties fo:font-weight="bold" style:font-weight-asian="bold" style:font-weight-complex="bold" fo:hyphenate="false"/>
    </style:style>
    <style:style style:name="ce127" style:family="table-cell">
      <loext:graphic-properties draw:fill="solid" draw:fill-color="#f8d7cd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ed7d31" style:punctuation-wrap="hanging"/>
      <style:text-properties fo:hyphenate="false"/>
    </style:style>
    <style:style style:name="ce128" style:family="table-cell">
      <loext:graphic-properties draw:fill="solid" draw:fill-color="#fbec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ed7d31" style:punctuation-wrap="hanging"/>
      <style:text-properties fo:hyphenate="false"/>
    </style:style>
    <style:style style:name="ce129" style:family="table-cell">
      <loext:graphic-properties draw:fill="solid" draw:fill-color="#bd642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130" style:family="table-cell">
      <loext:graphic-properties draw:fill="solid" draw:fill-color="#ed7d31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131" style:family="table-cell">
      <loext:graphic-properties draw:fill="solid" draw:fill-color="#a5a5a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a5a5a5" fo:border-right="0.26pt solid #a5a5a5" fo:border-top="0.26pt solid #a5a5a5" fo:border-bottom="0.48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132" style:family="table-cell">
      <loext:graphic-properties draw:fill="solid" draw:fill-color="#b9b9b9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a5a5a5" style:punctuation-wrap="hanging"/>
      <style:text-properties fo:hyphenate="false"/>
    </style:style>
    <style:style style:name="ce133" style:family="table-cell">
      <loext:graphic-properties draw:fill="solid" draw:fill-color="#c7c7c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a5a5a5" style:punctuation-wrap="hanging"/>
      <style:text-properties fo:hyphenate="false"/>
    </style:style>
    <style:style style:name="ce134" style:family="table-cell">
      <loext:graphic-properties draw:fill="solid" draw:fill-color="#a4a4a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d8d8d8" fo:border-right="none" fo:border-top="0.26pt solid #d8d8d8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135" style:family="table-cell">
      <loext:graphic-properties draw:fill="solid" draw:fill-color="#a4a4a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d8d8d8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136" style:family="table-cell">
      <loext:graphic-properties draw:fill="solid" draw:fill-color="#a4a4a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d8d8d8" fo:border-top="0.26pt solid #d8d8d8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137" style:family="table-cell">
      <loext:graphic-properties draw:fill="solid" draw:fill-color="#b6b6b6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d8d8d8" fo:border-right="none" fo:border-top="none" fo:border-bottom="none" style:punctuation-wrap="hanging"/>
      <style:text-properties fo:color="#ffffff" loext:opacity="100%" fo:hyphenate="false"/>
    </style:style>
    <style:style style:name="ce138" style:family="table-cell">
      <loext:graphic-properties draw:fill="solid" draw:fill-color="#b6b6b6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139" style:family="table-cell">
      <loext:graphic-properties draw:fill="solid" draw:fill-color="#b6b6b6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d8d8d8" fo:border-top="none" fo:border-bottom="none" style:punctuation-wrap="hanging"/>
      <style:text-properties fo:color="#ffffff" loext:opacity="100%" fo:hyphenate="false"/>
    </style:style>
    <style:style style:name="ce140" style:family="table-cell">
      <loext:graphic-properties draw:fill="solid" draw:fill-color="#a4a4a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d8d8d8" fo:border-right="none" fo:border-top="none" fo:border-bottom="none" style:punctuation-wrap="hanging"/>
      <style:text-properties fo:color="#ffffff" loext:opacity="100%" fo:hyphenate="false"/>
    </style:style>
    <style:style style:name="ce141" style:family="table-cell">
      <loext:graphic-properties draw:fill="solid" draw:fill-color="#a4a4a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142" style:family="table-cell">
      <loext:graphic-properties draw:fill="solid" draw:fill-color="#a4a4a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d8d8d8" fo:border-top="none" fo:border-bottom="none" style:punctuation-wrap="hanging"/>
      <style:text-properties fo:color="#ffffff" loext:opacity="100%" fo:hyphenate="false"/>
    </style:style>
    <style:style style:name="ce143" style:family="table-cell">
      <loext:graphic-properties draw:fill="solid" draw:fill-color="#a4a4a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d8d8d8" fo:border-right="none" fo:border-top="none" fo:border-bottom="0.26pt solid #d8d8d8" style:punctuation-wrap="hanging"/>
      <style:text-properties fo:color="#ffffff" loext:opacity="100%" fo:hyphenate="false"/>
    </style:style>
    <style:style style:name="ce144" style:family="table-cell">
      <loext:graphic-properties draw:fill="solid" draw:fill-color="#a4a4a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26pt solid #d8d8d8" style:punctuation-wrap="hanging"/>
      <style:text-properties fo:color="#ffffff" loext:opacity="100%" fo:hyphenate="false"/>
    </style:style>
    <style:style style:name="ce145" style:family="table-cell">
      <loext:graphic-properties draw:fill="solid" draw:fill-color="#a4a4a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d8d8d8" fo:border-top="none" fo:border-bottom="0.26pt solid #d8d8d8" style:punctuation-wrap="hanging"/>
      <style:text-properties fo:color="#ffffff" loext:opacity="100%" fo:hyphenate="false"/>
    </style:style>
    <style:style style:name="ce146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a5a5a5" fo:border-bottom="0.48pt solid #a5a5a5" style:punctuation-wrap="hanging"/>
      <style:text-properties fo:font-weight="bold" style:font-weight-asian="bold" style:font-weight-complex="bold" fo:hyphenate="false"/>
    </style:style>
    <style:style style:name="ce147" style:family="table-cell">
      <loext:graphic-properties draw:fill="solid" draw:fill-color="#a5a5a5" draw:opacity="20%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hyphenate="false"/>
    </style:style>
    <style:style style:name="ce148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48pt solid #a5a5a5" style:punctuation-wrap="hanging"/>
      <style:text-properties fo:hyphenate="false"/>
    </style:style>
    <style:style style:name="ce149" style:family="table-cell">
      <loext:graphic-properties draw:fill="solid" draw:fill-color="#a5a5a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a5a5a5" fo:border-right="none" fo:border-top="0.26pt solid #a5a5a5" fo:border-bottom="0.26pt solid #a5a5a5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150" style:family="table-cell">
      <loext:graphic-properties draw:fill="solid" draw:fill-color="#a5a5a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a5a5a5" fo:border-bottom="0.26pt solid #a5a5a5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151" style:family="table-cell">
      <loext:graphic-properties draw:fill="solid" draw:fill-color="#a5a5a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a5a5a5" fo:border-top="0.26pt solid #a5a5a5" fo:border-bottom="0.26pt solid #a5a5a5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152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a5a5a5" fo:border-right="none" fo:border-top="0.26pt solid #a5a5a5" fo:border-bottom="0.26pt solid #a5a5a5" style:punctuation-wrap="hanging" style:writing-mode="lr-tb"/>
      <style:text-properties fo:hyphenate="false"/>
    </style:style>
    <style:style style:name="ce153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a5a5a5" fo:border-bottom="0.26pt solid #a5a5a5" style:punctuation-wrap="hanging" style:writing-mode="lr-tb"/>
      <style:text-properties fo:hyphenate="false"/>
    </style:style>
    <style:style style:name="ce154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a5a5a5" fo:border-top="0.26pt solid #a5a5a5" fo:border-bottom="0.26pt solid #a5a5a5" style:punctuation-wrap="hanging" style:writing-mode="lr-tb"/>
      <style:text-properties fo:hyphenate="false"/>
    </style:style>
    <style:style style:name="ce155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a5a5a5" fo:border-right="0.48pt solid #a5a5a5" fo:border-top="0.48pt solid #a5a5a5" fo:border-bottom="0.99pt solid #a5a5a5" style:punctuation-wrap="hanging"/>
      <style:text-properties fo:font-weight="bold" style:font-weight-asian="bold" style:font-weight-complex="bold" fo:hyphenate="false"/>
    </style:style>
    <style:style style:name="ce156" style:family="table-cell">
      <loext:graphic-properties draw:fill="solid" draw:fill-color="#a5a5a5" draw:opacity="20%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a5a5a5" style:punctuation-wrap="hanging"/>
      <style:text-properties fo:hyphenate="false"/>
    </style:style>
    <style:style style:name="ce157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a5a5a5" style:punctuation-wrap="hanging"/>
      <style:text-properties fo:hyphenate="false"/>
    </style:style>
    <style:style style:name="ce158" style:family="table-cell">
      <loext:graphic-properties draw:fill="solid" draw:fill-color="#a5a5a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a5a5a5" fo:border-right="none" fo:border-top="0.48pt solid #a5a5a5" fo:border-bottom="0.48pt solid #a5a5a5" style:punctuation-wrap="hanging"/>
      <style:text-properties fo:color="#ffffff" loext:opacity="100%" fo:font-weight="bold" style:font-weight-asian="bold" style:font-weight-complex="bold" fo:hyphenate="false"/>
    </style:style>
    <style:style style:name="ce159" style:family="table-cell">
      <loext:graphic-properties draw:fill="solid" draw:fill-color="#a5a5a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a5a5a5" fo:border-bottom="0.48pt solid #a5a5a5" style:punctuation-wrap="hanging"/>
      <style:text-properties fo:color="#ffffff" loext:opacity="100%" fo:font-weight="bold" style:font-weight-asian="bold" style:font-weight-complex="bold" fo:hyphenate="false"/>
    </style:style>
    <style:style style:name="ce160" style:family="table-cell">
      <loext:graphic-properties draw:fill="solid" draw:fill-color="#a5a5a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a5a5a5" fo:border-top="0.48pt solid #a5a5a5" fo:border-bottom="0.48pt solid #a5a5a5" style:punctuation-wrap="hanging"/>
      <style:text-properties fo:color="#ffffff" loext:opacity="100%" fo:font-weight="bold" style:font-weight-asian="bold" style:font-weight-complex="bold" fo:hyphenate="false"/>
    </style:style>
    <style:style style:name="ce161" style:family="table-cell">
      <loext:graphic-properties draw:fill="solid" draw:fill-color="#f0f0f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a5a5a5" fo:border-right="none" fo:border-top="0.48pt solid #a5a5a5" fo:border-bottom="0.48pt solid #a5a5a5" style:punctuation-wrap="hanging"/>
      <style:text-properties fo:hyphenate="false"/>
    </style:style>
    <style:style style:name="ce162" style:family="table-cell">
      <loext:graphic-properties draw:fill="solid" draw:fill-color="#f0f0f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a5a5a5" fo:border-bottom="0.48pt solid #a5a5a5" style:punctuation-wrap="hanging"/>
      <style:text-properties fo:hyphenate="false"/>
    </style:style>
    <style:style style:name="ce163" style:family="table-cell">
      <loext:graphic-properties draw:fill="solid" draw:fill-color="#f0f0f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a5a5a5" fo:border-top="0.48pt solid #a5a5a5" fo:border-bottom="0.48pt solid #a5a5a5" style:punctuation-wrap="hanging"/>
      <style:text-properties fo:hyphenate="false"/>
    </style:style>
    <style:style style:name="ce164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a5a5a5" fo:border-right="none" fo:border-top="0.48pt solid #a5a5a5" fo:border-bottom="0.48pt solid #a5a5a5" style:punctuation-wrap="hanging"/>
      <style:text-properties fo:hyphenate="false"/>
    </style:style>
    <style:style style:name="ce165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a5a5a5" fo:border-bottom="0.48pt solid #a5a5a5" style:punctuation-wrap="hanging"/>
      <style:text-properties fo:hyphenate="false"/>
    </style:style>
    <style:style style:name="ce166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a5a5a5" fo:border-top="0.48pt solid #a5a5a5" fo:border-bottom="0.48pt solid #a5a5a5" style:punctuation-wrap="hanging"/>
      <style:text-properties fo:hyphenate="false"/>
    </style:style>
    <style:style style:name="ce167" style:family="table-cell">
      <loext:graphic-properties draw:fill="solid" draw:fill-color="#a5a5a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0.48pt solid #ffffff" fo:border-bottom="1.5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168" style:family="table-cell">
      <loext:graphic-properties draw:fill="solid" draw:fill-color="#e0e0e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hyphenate="false"/>
    </style:style>
    <style:style style:name="ce169" style:family="table-cell">
      <loext:graphic-properties draw:fill="solid" draw:fill-color="#f0f0f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hyphenate="false"/>
    </style:style>
    <style:style style:name="ce170" style:family="table-cell">
      <loext:graphic-properties draw:fill="solid" draw:fill-color="#a5a5a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99pt solid #000000" fo:border-bottom="0.99pt solid #000000" style:punctuation-wrap="hanging"/>
      <style:text-properties fo:color="#ffffff" loext:opacity="100%" fo:font-weight="bold" style:font-weight-asian="bold" style:font-weight-complex="bold" fo:hyphenate="false"/>
    </style:style>
    <style:style style:name="ce171" style:family="table-cell">
      <loext:graphic-properties draw:fill="solid" draw:fill-color="#f0f0f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a5a5a5" style:punctuation-wrap="hanging"/>
      <style:text-properties fo:font-weight="bold" style:font-weight-asian="bold" style:font-weight-complex="bold" fo:hyphenate="false"/>
    </style:style>
    <style:style style:name="ce172" style:family="table-cell">
      <loext:graphic-properties draw:fill="solid" draw:fill-color="#e0e0e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a5a5a5" style:punctuation-wrap="hanging"/>
      <style:text-properties fo:hyphenate="false"/>
    </style:style>
    <style:style style:name="ce173" style:family="table-cell">
      <loext:graphic-properties draw:fill="solid" draw:fill-color="#f0f0f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a5a5a5" style:punctuation-wrap="hanging"/>
      <style:text-properties fo:hyphenate="false"/>
    </style:style>
    <style:style style:name="ce174" style:family="table-cell">
      <loext:graphic-properties draw:fill="solid" draw:fill-color="#84848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175" style:family="table-cell">
      <loext:graphic-properties draw:fill="solid" draw:fill-color="#a5a5a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176" style:family="table-cell">
      <loext:graphic-properties draw:fill="solid" draw:fill-color="#ffc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ffc000" fo:border-right="0.26pt solid #ffc000" fo:border-top="0.26pt solid #ffc000" fo:border-bottom="0.48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177" style:family="table-cell">
      <loext:graphic-properties draw:fill="solid" draw:fill-color="#ffcd56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ffc000" style:punctuation-wrap="hanging"/>
      <style:text-properties fo:hyphenate="false"/>
    </style:style>
    <style:style style:name="ce178" style:family="table-cell">
      <loext:graphic-properties draw:fill="solid" draw:fill-color="#ffd59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ffc000" style:punctuation-wrap="hanging"/>
      <style:text-properties fo:hyphenate="false"/>
    </style:style>
    <style:style style:name="ce179" style:family="table-cell">
      <loext:graphic-properties draw:fill="solid" draw:fill-color="#ffbf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ffe2bc" fo:border-right="none" fo:border-top="0.26pt solid #ffe2bc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180" style:family="table-cell">
      <loext:graphic-properties draw:fill="solid" draw:fill-color="#ffbf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ffe2bc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181" style:family="table-cell">
      <loext:graphic-properties draw:fill="solid" draw:fill-color="#ffbf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ffe2bc" fo:border-top="0.26pt solid #ffe2bc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182" style:family="table-cell">
      <loext:graphic-properties draw:fill="solid" draw:fill-color="#ffcc33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ffe2bc" fo:border-right="none" fo:border-top="none" fo:border-bottom="none" style:punctuation-wrap="hanging"/>
      <style:text-properties fo:color="#ffffff" loext:opacity="100%" fo:hyphenate="false"/>
    </style:style>
    <style:style style:name="ce183" style:family="table-cell">
      <loext:graphic-properties draw:fill="solid" draw:fill-color="#ffcc33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184" style:family="table-cell">
      <loext:graphic-properties draw:fill="solid" draw:fill-color="#ffcc33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ffe2bc" fo:border-top="none" fo:border-bottom="none" style:punctuation-wrap="hanging"/>
      <style:text-properties fo:color="#ffffff" loext:opacity="100%" fo:hyphenate="false"/>
    </style:style>
    <style:style style:name="ce185" style:family="table-cell">
      <loext:graphic-properties draw:fill="solid" draw:fill-color="#ffbf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ffe2bc" fo:border-right="none" fo:border-top="none" fo:border-bottom="none" style:punctuation-wrap="hanging"/>
      <style:text-properties fo:color="#ffffff" loext:opacity="100%" fo:hyphenate="false"/>
    </style:style>
    <style:style style:name="ce186" style:family="table-cell">
      <loext:graphic-properties draw:fill="solid" draw:fill-color="#ffbf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187" style:family="table-cell">
      <loext:graphic-properties draw:fill="solid" draw:fill-color="#ffbf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ffe2bc" fo:border-top="none" fo:border-bottom="none" style:punctuation-wrap="hanging"/>
      <style:text-properties fo:color="#ffffff" loext:opacity="100%" fo:hyphenate="false"/>
    </style:style>
    <style:style style:name="ce188" style:family="table-cell">
      <loext:graphic-properties draw:fill="solid" draw:fill-color="#ffbf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ffe2bc" fo:border-right="none" fo:border-top="none" fo:border-bottom="0.26pt solid #ffe2bc" style:punctuation-wrap="hanging"/>
      <style:text-properties fo:color="#ffffff" loext:opacity="100%" fo:hyphenate="false"/>
    </style:style>
    <style:style style:name="ce189" style:family="table-cell">
      <loext:graphic-properties draw:fill="solid" draw:fill-color="#ffbf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26pt solid #ffe2bc" style:punctuation-wrap="hanging"/>
      <style:text-properties fo:color="#ffffff" loext:opacity="100%" fo:hyphenate="false"/>
    </style:style>
    <style:style style:name="ce190" style:family="table-cell">
      <loext:graphic-properties draw:fill="solid" draw:fill-color="#ffbf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ffe2bc" fo:border-top="none" fo:border-bottom="0.26pt solid #ffe2bc" style:punctuation-wrap="hanging"/>
      <style:text-properties fo:color="#ffffff" loext:opacity="100%" fo:hyphenate="false"/>
    </style:style>
    <style:style style:name="ce191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ffc000" fo:border-bottom="0.48pt solid #ffc000" style:punctuation-wrap="hanging"/>
      <style:text-properties fo:font-weight="bold" style:font-weight-asian="bold" style:font-weight-complex="bold" fo:hyphenate="false"/>
    </style:style>
    <style:style style:name="ce192" style:family="table-cell">
      <loext:graphic-properties draw:fill="solid" draw:fill-color="#ffc000" draw:opacity="20%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hyphenate="false"/>
    </style:style>
    <style:style style:name="ce193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48pt solid #ffc000" style:punctuation-wrap="hanging"/>
      <style:text-properties fo:hyphenate="false"/>
    </style:style>
    <style:style style:name="ce194" style:family="table-cell">
      <loext:graphic-properties draw:fill="solid" draw:fill-color="#ffc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ffc000" fo:border-right="none" fo:border-top="0.26pt solid #ffc000" fo:border-bottom="0.26pt solid #ffc000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195" style:family="table-cell">
      <loext:graphic-properties draw:fill="solid" draw:fill-color="#ffc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ffc000" fo:border-bottom="0.26pt solid #ffc000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196" style:family="table-cell">
      <loext:graphic-properties draw:fill="solid" draw:fill-color="#ffc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ffc000" fo:border-top="0.26pt solid #ffc000" fo:border-bottom="0.26pt solid #ffc000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197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ffc000" fo:border-right="none" fo:border-top="0.26pt solid #ffc000" fo:border-bottom="0.26pt solid #ffc000" style:punctuation-wrap="hanging" style:writing-mode="lr-tb"/>
      <style:text-properties fo:hyphenate="false"/>
    </style:style>
    <style:style style:name="ce198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ffc000" fo:border-bottom="0.26pt solid #ffc000" style:punctuation-wrap="hanging" style:writing-mode="lr-tb"/>
      <style:text-properties fo:hyphenate="false"/>
    </style:style>
    <style:style style:name="ce199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ffc000" fo:border-top="0.26pt solid #ffc000" fo:border-bottom="0.26pt solid #ffc000" style:punctuation-wrap="hanging" style:writing-mode="lr-tb"/>
      <style:text-properties fo:hyphenate="false"/>
    </style:style>
    <style:style style:name="ce200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c000" fo:border-right="0.48pt solid #ffc000" fo:border-top="0.48pt solid #ffc000" fo:border-bottom="0.99pt solid #ffc000" style:punctuation-wrap="hanging"/>
      <style:text-properties fo:font-weight="bold" style:font-weight-asian="bold" style:font-weight-complex="bold" fo:hyphenate="false"/>
    </style:style>
    <style:style style:name="ce201" style:family="table-cell">
      <loext:graphic-properties draw:fill="solid" draw:fill-color="#ffc000" draw:opacity="20%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c000" style:punctuation-wrap="hanging"/>
      <style:text-properties fo:hyphenate="false"/>
    </style:style>
    <style:style style:name="ce202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c000" style:punctuation-wrap="hanging"/>
      <style:text-properties fo:hyphenate="false"/>
    </style:style>
    <style:style style:name="ce203" style:family="table-cell">
      <loext:graphic-properties draw:fill="solid" draw:fill-color="#ffc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c000" fo:border-right="none" fo:border-top="0.48pt solid #ffc000" fo:border-bottom="0.48pt solid #ffc000" style:punctuation-wrap="hanging"/>
      <style:text-properties fo:color="#ffffff" loext:opacity="100%" fo:font-weight="bold" style:font-weight-asian="bold" style:font-weight-complex="bold" fo:hyphenate="false"/>
    </style:style>
    <style:style style:name="ce204" style:family="table-cell">
      <loext:graphic-properties draw:fill="solid" draw:fill-color="#ffc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ffc000" fo:border-bottom="0.48pt solid #ffc000" style:punctuation-wrap="hanging"/>
      <style:text-properties fo:color="#ffffff" loext:opacity="100%" fo:font-weight="bold" style:font-weight-asian="bold" style:font-weight-complex="bold" fo:hyphenate="false"/>
    </style:style>
    <style:style style:name="ce205" style:family="table-cell">
      <loext:graphic-properties draw:fill="solid" draw:fill-color="#ffc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ffc000" fo:border-top="0.48pt solid #ffc000" fo:border-bottom="0.48pt solid #ffc000" style:punctuation-wrap="hanging"/>
      <style:text-properties fo:color="#ffffff" loext:opacity="100%" fo:font-weight="bold" style:font-weight-asian="bold" style:font-weight-complex="bold" fo:hyphenate="false"/>
    </style:style>
    <style:style style:name="ce206" style:family="table-cell">
      <loext:graphic-properties draw:fill="solid" draw:fill-color="#fff4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c000" fo:border-right="none" fo:border-top="0.48pt solid #ffc000" fo:border-bottom="0.48pt solid #ffc000" style:punctuation-wrap="hanging"/>
      <style:text-properties fo:hyphenate="false"/>
    </style:style>
    <style:style style:name="ce207" style:family="table-cell">
      <loext:graphic-properties draw:fill="solid" draw:fill-color="#fff4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ffc000" fo:border-bottom="0.48pt solid #ffc000" style:punctuation-wrap="hanging"/>
      <style:text-properties fo:hyphenate="false"/>
    </style:style>
    <style:style style:name="ce208" style:family="table-cell">
      <loext:graphic-properties draw:fill="solid" draw:fill-color="#fff4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ffc000" fo:border-top="0.48pt solid #ffc000" fo:border-bottom="0.48pt solid #ffc000" style:punctuation-wrap="hanging"/>
      <style:text-properties fo:hyphenate="false"/>
    </style:style>
    <style:style style:name="ce209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c000" fo:border-right="none" fo:border-top="0.48pt solid #ffc000" fo:border-bottom="0.48pt solid #ffc000" style:punctuation-wrap="hanging"/>
      <style:text-properties fo:hyphenate="false"/>
    </style:style>
    <style:style style:name="ce210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ffc000" fo:border-bottom="0.48pt solid #ffc000" style:punctuation-wrap="hanging"/>
      <style:text-properties fo:hyphenate="false"/>
    </style:style>
    <style:style style:name="ce21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ffc000" fo:border-top="0.48pt solid #ffc000" fo:border-bottom="0.48pt solid #ffc000" style:punctuation-wrap="hanging"/>
      <style:text-properties fo:hyphenate="false"/>
    </style:style>
    <style:style style:name="ce212" style:family="table-cell">
      <loext:graphic-properties draw:fill="solid" draw:fill-color="#ffc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0.48pt solid #ffffff" fo:border-bottom="1.5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213" style:family="table-cell">
      <loext:graphic-properties draw:fill="solid" draw:fill-color="#ffe8cc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hyphenate="false"/>
    </style:style>
    <style:style style:name="ce214" style:family="table-cell">
      <loext:graphic-properties draw:fill="solid" draw:fill-color="#fff4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hyphenate="false"/>
    </style:style>
    <style:style style:name="ce215" style:family="table-cell">
      <loext:graphic-properties draw:fill="solid" draw:fill-color="#ffc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99pt solid #000000" fo:border-bottom="0.99pt solid #000000" style:punctuation-wrap="hanging"/>
      <style:text-properties fo:color="#ffffff" loext:opacity="100%" fo:font-weight="bold" style:font-weight-asian="bold" style:font-weight-complex="bold" fo:hyphenate="false"/>
    </style:style>
    <style:style style:name="ce216" style:family="table-cell">
      <loext:graphic-properties draw:fill="solid" draw:fill-color="#fff4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c000" style:punctuation-wrap="hanging"/>
      <style:text-properties fo:font-weight="bold" style:font-weight-asian="bold" style:font-weight-complex="bold" fo:hyphenate="false"/>
    </style:style>
    <style:style style:name="ce217" style:family="table-cell">
      <loext:graphic-properties draw:fill="solid" draw:fill-color="#ffe8cc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c000" style:punctuation-wrap="hanging"/>
      <style:text-properties fo:hyphenate="false"/>
    </style:style>
    <style:style style:name="ce218" style:family="table-cell">
      <loext:graphic-properties draw:fill="solid" draw:fill-color="#fff4e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c000" style:punctuation-wrap="hanging"/>
      <style:text-properties fo:hyphenate="false"/>
    </style:style>
    <style:style style:name="ce219" style:family="table-cell">
      <loext:graphic-properties draw:fill="solid" draw:fill-color="#cc99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220" style:family="table-cell">
      <loext:graphic-properties draw:fill="solid" draw:fill-color="#ffc00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221" style:family="table-cell">
      <loext:graphic-properties draw:fill="solid" draw:fill-color="#5b9bd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5b9bd5" fo:border-right="0.26pt solid #5b9bd5" fo:border-top="0.26pt solid #5b9bd5" fo:border-bottom="0.48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222" style:family="table-cell">
      <loext:graphic-properties draw:fill="solid" draw:fill-color="#86b2d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5b9bd5" style:punctuation-wrap="hanging"/>
      <style:text-properties fo:hyphenate="false"/>
    </style:style>
    <style:style style:name="ce223" style:family="table-cell">
      <loext:graphic-properties draw:fill="solid" draw:fill-color="#a2c1e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5b9bd5" style:punctuation-wrap="hanging"/>
      <style:text-properties fo:hyphenate="false"/>
    </style:style>
    <style:style style:name="ce224" style:family="table-cell">
      <loext:graphic-properties draw:fill="solid" draw:fill-color="#549ada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c4d4eb" fo:border-right="none" fo:border-top="0.26pt solid #c4d4eb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225" style:family="table-cell">
      <loext:graphic-properties draw:fill="solid" draw:fill-color="#549ada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c4d4eb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226" style:family="table-cell">
      <loext:graphic-properties draw:fill="solid" draw:fill-color="#549ada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c4d4eb" fo:border-top="0.26pt solid #c4d4eb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227" style:family="table-cell">
      <loext:graphic-properties draw:fill="solid" draw:fill-color="#76aee1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c4d4eb" fo:border-right="none" fo:border-top="none" fo:border-bottom="none" style:punctuation-wrap="hanging"/>
      <style:text-properties fo:color="#ffffff" loext:opacity="100%" fo:hyphenate="false"/>
    </style:style>
    <style:style style:name="ce228" style:family="table-cell">
      <loext:graphic-properties draw:fill="solid" draw:fill-color="#76aee1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229" style:family="table-cell">
      <loext:graphic-properties draw:fill="solid" draw:fill-color="#76aee1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c4d4eb" fo:border-top="none" fo:border-bottom="none" style:punctuation-wrap="hanging"/>
      <style:text-properties fo:color="#ffffff" loext:opacity="100%" fo:hyphenate="false"/>
    </style:style>
    <style:style style:name="ce230" style:family="table-cell">
      <loext:graphic-properties draw:fill="solid" draw:fill-color="#549ada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c4d4eb" fo:border-right="none" fo:border-top="none" fo:border-bottom="none" style:punctuation-wrap="hanging"/>
      <style:text-properties fo:color="#ffffff" loext:opacity="100%" fo:hyphenate="false"/>
    </style:style>
    <style:style style:name="ce231" style:family="table-cell">
      <loext:graphic-properties draw:fill="solid" draw:fill-color="#549ada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232" style:family="table-cell">
      <loext:graphic-properties draw:fill="solid" draw:fill-color="#549ada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c4d4eb" fo:border-top="none" fo:border-bottom="none" style:punctuation-wrap="hanging"/>
      <style:text-properties fo:color="#ffffff" loext:opacity="100%" fo:hyphenate="false"/>
    </style:style>
    <style:style style:name="ce233" style:family="table-cell">
      <loext:graphic-properties draw:fill="solid" draw:fill-color="#549ada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c4d4eb" fo:border-right="none" fo:border-top="none" fo:border-bottom="0.26pt solid #c4d4eb" style:punctuation-wrap="hanging"/>
      <style:text-properties fo:color="#ffffff" loext:opacity="100%" fo:hyphenate="false"/>
    </style:style>
    <style:style style:name="ce234" style:family="table-cell">
      <loext:graphic-properties draw:fill="solid" draw:fill-color="#549ada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26pt solid #c4d4eb" style:punctuation-wrap="hanging"/>
      <style:text-properties fo:color="#ffffff" loext:opacity="100%" fo:hyphenate="false"/>
    </style:style>
    <style:style style:name="ce235" style:family="table-cell">
      <loext:graphic-properties draw:fill="solid" draw:fill-color="#549ada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c4d4eb" fo:border-top="none" fo:border-bottom="0.26pt solid #c4d4eb" style:punctuation-wrap="hanging"/>
      <style:text-properties fo:color="#ffffff" loext:opacity="100%" fo:hyphenate="false"/>
    </style:style>
    <style:style style:name="ce236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5b9bd5" fo:border-bottom="0.48pt solid #5b9bd5" style:punctuation-wrap="hanging"/>
      <style:text-properties fo:font-weight="bold" style:font-weight-asian="bold" style:font-weight-complex="bold" fo:hyphenate="false"/>
    </style:style>
    <style:style style:name="ce237" style:family="table-cell">
      <loext:graphic-properties draw:fill="solid" draw:fill-color="#5b9bd5" draw:opacity="20%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hyphenate="false"/>
    </style:style>
    <style:style style:name="ce238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48pt solid #5b9bd5" style:punctuation-wrap="hanging"/>
      <style:text-properties fo:hyphenate="false"/>
    </style:style>
    <style:style style:name="ce239" style:family="table-cell">
      <loext:graphic-properties draw:fill="solid" draw:fill-color="#5b9bd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5b9bd5" fo:border-right="none" fo:border-top="0.26pt solid #5b9bd5" fo:border-bottom="0.26pt solid #5b9bd5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240" style:family="table-cell">
      <loext:graphic-properties draw:fill="solid" draw:fill-color="#5b9bd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5b9bd5" fo:border-bottom="0.26pt solid #5b9bd5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241" style:family="table-cell">
      <loext:graphic-properties draw:fill="solid" draw:fill-color="#5b9bd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5b9bd5" fo:border-top="0.26pt solid #5b9bd5" fo:border-bottom="0.26pt solid #5b9bd5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242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5b9bd5" fo:border-right="none" fo:border-top="0.26pt solid #5b9bd5" fo:border-bottom="0.26pt solid #5b9bd5" style:punctuation-wrap="hanging" style:writing-mode="lr-tb"/>
      <style:text-properties fo:hyphenate="false"/>
    </style:style>
    <style:style style:name="ce243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5b9bd5" fo:border-bottom="0.26pt solid #5b9bd5" style:punctuation-wrap="hanging" style:writing-mode="lr-tb"/>
      <style:text-properties fo:hyphenate="false"/>
    </style:style>
    <style:style style:name="ce244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5b9bd5" fo:border-top="0.26pt solid #5b9bd5" fo:border-bottom="0.26pt solid #5b9bd5" style:punctuation-wrap="hanging" style:writing-mode="lr-tb"/>
      <style:text-properties fo:hyphenate="false"/>
    </style:style>
    <style:style style:name="ce245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5b9bd5" fo:border-right="0.48pt solid #5b9bd5" fo:border-top="0.48pt solid #5b9bd5" fo:border-bottom="0.99pt solid #5b9bd5" style:punctuation-wrap="hanging"/>
      <style:text-properties fo:font-weight="bold" style:font-weight-asian="bold" style:font-weight-complex="bold" fo:hyphenate="false"/>
    </style:style>
    <style:style style:name="ce246" style:family="table-cell">
      <loext:graphic-properties draw:fill="solid" draw:fill-color="#5b9bd5" draw:opacity="20%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5b9bd5" style:punctuation-wrap="hanging"/>
      <style:text-properties fo:hyphenate="false"/>
    </style:style>
    <style:style style:name="ce247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5b9bd5" style:punctuation-wrap="hanging"/>
      <style:text-properties fo:hyphenate="false"/>
    </style:style>
    <style:style style:name="ce248" style:family="table-cell">
      <loext:graphic-properties draw:fill="solid" draw:fill-color="#5b9bd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5b9bd5" fo:border-right="none" fo:border-top="0.48pt solid #5b9bd5" fo:border-bottom="0.48pt solid #5b9bd5" style:punctuation-wrap="hanging"/>
      <style:text-properties fo:color="#ffffff" loext:opacity="100%" fo:font-weight="bold" style:font-weight-asian="bold" style:font-weight-complex="bold" fo:hyphenate="false"/>
    </style:style>
    <style:style style:name="ce249" style:family="table-cell">
      <loext:graphic-properties draw:fill="solid" draw:fill-color="#5b9bd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5b9bd5" fo:border-bottom="0.48pt solid #5b9bd5" style:punctuation-wrap="hanging"/>
      <style:text-properties fo:color="#ffffff" loext:opacity="100%" fo:font-weight="bold" style:font-weight-asian="bold" style:font-weight-complex="bold" fo:hyphenate="false"/>
    </style:style>
    <style:style style:name="ce250" style:family="table-cell">
      <loext:graphic-properties draw:fill="solid" draw:fill-color="#5b9bd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5b9bd5" fo:border-top="0.48pt solid #5b9bd5" fo:border-bottom="0.48pt solid #5b9bd5" style:punctuation-wrap="hanging"/>
      <style:text-properties fo:color="#ffffff" loext:opacity="100%" fo:font-weight="bold" style:font-weight-asian="bold" style:font-weight-complex="bold" fo:hyphenate="false"/>
    </style:style>
    <style:style style:name="ce251" style:family="table-cell">
      <loext:graphic-properties draw:fill="solid" draw:fill-color="#e9eff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5b9bd5" fo:border-right="none" fo:border-top="0.48pt solid #5b9bd5" fo:border-bottom="0.48pt solid #5b9bd5" style:punctuation-wrap="hanging"/>
      <style:text-properties fo:hyphenate="false"/>
    </style:style>
    <style:style style:name="ce252" style:family="table-cell">
      <loext:graphic-properties draw:fill="solid" draw:fill-color="#e9eff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5b9bd5" fo:border-bottom="0.48pt solid #5b9bd5" style:punctuation-wrap="hanging"/>
      <style:text-properties fo:hyphenate="false"/>
    </style:style>
    <style:style style:name="ce253" style:family="table-cell">
      <loext:graphic-properties draw:fill="solid" draw:fill-color="#e9eff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5b9bd5" fo:border-top="0.48pt solid #5b9bd5" fo:border-bottom="0.48pt solid #5b9bd5" style:punctuation-wrap="hanging"/>
      <style:text-properties fo:hyphenate="false"/>
    </style:style>
    <style:style style:name="ce254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5b9bd5" fo:border-right="none" fo:border-top="0.48pt solid #5b9bd5" fo:border-bottom="0.48pt solid #5b9bd5" style:punctuation-wrap="hanging"/>
      <style:text-properties fo:hyphenate="false"/>
    </style:style>
    <style:style style:name="ce255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5b9bd5" fo:border-bottom="0.48pt solid #5b9bd5" style:punctuation-wrap="hanging"/>
      <style:text-properties fo:hyphenate="false"/>
    </style:style>
    <style:style style:name="ce256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5b9bd5" fo:border-top="0.48pt solid #5b9bd5" fo:border-bottom="0.48pt solid #5b9bd5" style:punctuation-wrap="hanging"/>
      <style:text-properties fo:hyphenate="false"/>
    </style:style>
    <style:style style:name="ce257" style:family="table-cell">
      <loext:graphic-properties draw:fill="solid" draw:fill-color="#5b9bd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0.48pt solid #ffffff" fo:border-bottom="1.5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258" style:family="table-cell">
      <loext:graphic-properties draw:fill="solid" draw:fill-color="#d1dee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hyphenate="false"/>
    </style:style>
    <style:style style:name="ce259" style:family="table-cell">
      <loext:graphic-properties draw:fill="solid" draw:fill-color="#e9eff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hyphenate="false"/>
    </style:style>
    <style:style style:name="ce260" style:family="table-cell">
      <loext:graphic-properties draw:fill="solid" draw:fill-color="#5b9bd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99pt solid #000000" fo:border-bottom="0.99pt solid #000000" style:punctuation-wrap="hanging"/>
      <style:text-properties fo:color="#ffffff" loext:opacity="100%" fo:font-weight="bold" style:font-weight-asian="bold" style:font-weight-complex="bold" fo:hyphenate="false"/>
    </style:style>
    <style:style style:name="ce261" style:family="table-cell">
      <loext:graphic-properties draw:fill="solid" draw:fill-color="#e9eff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5b9bd5" style:punctuation-wrap="hanging"/>
      <style:text-properties fo:font-weight="bold" style:font-weight-asian="bold" style:font-weight-complex="bold" fo:hyphenate="false"/>
    </style:style>
    <style:style style:name="ce262" style:family="table-cell">
      <loext:graphic-properties draw:fill="solid" draw:fill-color="#d1dee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5b9bd5" style:punctuation-wrap="hanging"/>
      <style:text-properties fo:hyphenate="false"/>
    </style:style>
    <style:style style:name="ce263" style:family="table-cell">
      <loext:graphic-properties draw:fill="solid" draw:fill-color="#e9eff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5b9bd5" style:punctuation-wrap="hanging"/>
      <style:text-properties fo:hyphenate="false"/>
    </style:style>
    <style:style style:name="ce264" style:family="table-cell">
      <loext:graphic-properties draw:fill="solid" draw:fill-color="#487caa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265" style:family="table-cell">
      <loext:graphic-properties draw:fill="solid" draw:fill-color="#5b9bd5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266" style:family="table-cell">
      <loext:graphic-properties draw:fill="solid" draw:fill-color="#70ad4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70ad47" fo:border-right="0.26pt solid #70ad47" fo:border-top="0.26pt solid #70ad47" fo:border-bottom="0.48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267" style:family="table-cell">
      <loext:graphic-properties draw:fill="solid" draw:fill-color="#92c078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70ad47" style:punctuation-wrap="hanging"/>
      <style:text-properties fo:hyphenate="false"/>
    </style:style>
    <style:style style:name="ce268" style:family="table-cell">
      <loext:graphic-properties draw:fill="solid" draw:fill-color="#a9cd99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26pt solid #70ad47" style:punctuation-wrap="hanging"/>
      <style:text-properties fo:hyphenate="false"/>
    </style:style>
    <style:style style:name="ce269" style:family="table-cell">
      <loext:graphic-properties draw:fill="solid" draw:fill-color="#6fb14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c8dbc0" fo:border-right="none" fo:border-top="0.26pt solid #c8dbc0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270" style:family="table-cell">
      <loext:graphic-properties draw:fill="solid" draw:fill-color="#6fb14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c8dbc0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271" style:family="table-cell">
      <loext:graphic-properties draw:fill="solid" draw:fill-color="#6fb14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c8dbc0" fo:border-top="0.26pt solid #c8dbc0" fo:border-bottom="0.74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272" style:family="table-cell">
      <loext:graphic-properties draw:fill="solid" draw:fill-color="#8cc168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c8dbc0" fo:border-right="none" fo:border-top="none" fo:border-bottom="none" style:punctuation-wrap="hanging"/>
      <style:text-properties fo:color="#ffffff" loext:opacity="100%" fo:hyphenate="false"/>
    </style:style>
    <style:style style:name="ce273" style:family="table-cell">
      <loext:graphic-properties draw:fill="solid" draw:fill-color="#8cc168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274" style:family="table-cell">
      <loext:graphic-properties draw:fill="solid" draw:fill-color="#8cc168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c8dbc0" fo:border-top="none" fo:border-bottom="none" style:punctuation-wrap="hanging"/>
      <style:text-properties fo:color="#ffffff" loext:opacity="100%" fo:hyphenate="false"/>
    </style:style>
    <style:style style:name="ce275" style:family="table-cell">
      <loext:graphic-properties draw:fill="solid" draw:fill-color="#6fb14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c8dbc0" fo:border-right="none" fo:border-top="none" fo:border-bottom="none" style:punctuation-wrap="hanging"/>
      <style:text-properties fo:color="#ffffff" loext:opacity="100%" fo:hyphenate="false"/>
    </style:style>
    <style:style style:name="ce276" style:family="table-cell">
      <loext:graphic-properties draw:fill="solid" draw:fill-color="#6fb14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277" style:family="table-cell">
      <loext:graphic-properties draw:fill="solid" draw:fill-color="#6fb14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c8dbc0" fo:border-top="none" fo:border-bottom="none" style:punctuation-wrap="hanging"/>
      <style:text-properties fo:color="#ffffff" loext:opacity="100%" fo:hyphenate="false"/>
    </style:style>
    <style:style style:name="ce278" style:family="table-cell">
      <loext:graphic-properties draw:fill="solid" draw:fill-color="#6fb14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c8dbc0" fo:border-right="none" fo:border-top="none" fo:border-bottom="0.26pt solid #c8dbc0" style:punctuation-wrap="hanging"/>
      <style:text-properties fo:color="#ffffff" loext:opacity="100%" fo:hyphenate="false"/>
    </style:style>
    <style:style style:name="ce279" style:family="table-cell">
      <loext:graphic-properties draw:fill="solid" draw:fill-color="#6fb14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26pt solid #c8dbc0" style:punctuation-wrap="hanging"/>
      <style:text-properties fo:color="#ffffff" loext:opacity="100%" fo:hyphenate="false"/>
    </style:style>
    <style:style style:name="ce280" style:family="table-cell">
      <loext:graphic-properties draw:fill="solid" draw:fill-color="#6fb14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c8dbc0" fo:border-top="none" fo:border-bottom="0.26pt solid #c8dbc0" style:punctuation-wrap="hanging"/>
      <style:text-properties fo:color="#ffffff" loext:opacity="100%" fo:hyphenate="false"/>
    </style:style>
    <style:style style:name="ce281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70ad47" fo:border-bottom="0.48pt solid #70ad47" style:punctuation-wrap="hanging"/>
      <style:text-properties fo:font-weight="bold" style:font-weight-asian="bold" style:font-weight-complex="bold" fo:hyphenate="false"/>
    </style:style>
    <style:style style:name="ce282" style:family="table-cell">
      <loext:graphic-properties draw:fill="solid" draw:fill-color="#70ad47" draw:opacity="20%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hyphenate="false"/>
    </style:style>
    <style:style style:name="ce283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48pt solid #70ad47" style:punctuation-wrap="hanging"/>
      <style:text-properties fo:hyphenate="false"/>
    </style:style>
    <style:style style:name="ce284" style:family="table-cell">
      <loext:graphic-properties draw:fill="solid" draw:fill-color="#70ad4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70ad47" fo:border-right="none" fo:border-top="0.26pt solid #70ad47" fo:border-bottom="0.26pt solid #70ad47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285" style:family="table-cell">
      <loext:graphic-properties draw:fill="solid" draw:fill-color="#70ad4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70ad47" fo:border-bottom="0.26pt solid #70ad47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286" style:family="table-cell">
      <loext:graphic-properties draw:fill="solid" draw:fill-color="#70ad4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70ad47" fo:border-top="0.26pt solid #70ad47" fo:border-bottom="0.26pt solid #70ad47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ce287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26pt solid #70ad47" fo:border-right="none" fo:border-top="0.26pt solid #70ad47" fo:border-bottom="0.26pt solid #70ad47" style:punctuation-wrap="hanging" style:writing-mode="lr-tb"/>
      <style:text-properties fo:hyphenate="false"/>
    </style:style>
    <style:style style:name="ce288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26pt solid #70ad47" fo:border-bottom="0.26pt solid #70ad47" style:punctuation-wrap="hanging" style:writing-mode="lr-tb"/>
      <style:text-properties fo:hyphenate="false"/>
    </style:style>
    <style:style style:name="ce289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26pt solid #70ad47" fo:border-top="0.26pt solid #70ad47" fo:border-bottom="0.26pt solid #70ad47" style:punctuation-wrap="hanging" style:writing-mode="lr-tb"/>
      <style:text-properties fo:hyphenate="false"/>
    </style:style>
    <style:style style:name="ce290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70ad47" fo:border-right="0.48pt solid #70ad47" fo:border-top="0.48pt solid #70ad47" fo:border-bottom="0.99pt solid #70ad47" style:punctuation-wrap="hanging"/>
      <style:text-properties fo:font-weight="bold" style:font-weight-asian="bold" style:font-weight-complex="bold" fo:hyphenate="false"/>
    </style:style>
    <style:style style:name="ce291" style:family="table-cell">
      <loext:graphic-properties draw:fill="solid" draw:fill-color="#70ad47" draw:opacity="20%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70ad47" style:punctuation-wrap="hanging"/>
      <style:text-properties fo:hyphenate="false"/>
    </style:style>
    <style:style style:name="ce292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70ad47" style:punctuation-wrap="hanging"/>
      <style:text-properties fo:hyphenate="false"/>
    </style:style>
    <style:style style:name="ce293" style:family="table-cell">
      <loext:graphic-properties draw:fill="solid" draw:fill-color="#70ad4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70ad47" fo:border-right="none" fo:border-top="0.48pt solid #70ad47" fo:border-bottom="0.48pt solid #70ad47" style:punctuation-wrap="hanging"/>
      <style:text-properties fo:color="#ffffff" loext:opacity="100%" fo:font-weight="bold" style:font-weight-asian="bold" style:font-weight-complex="bold" fo:hyphenate="false"/>
    </style:style>
    <style:style style:name="ce294" style:family="table-cell">
      <loext:graphic-properties draw:fill="solid" draw:fill-color="#70ad4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70ad47" fo:border-bottom="0.48pt solid #70ad47" style:punctuation-wrap="hanging"/>
      <style:text-properties fo:color="#ffffff" loext:opacity="100%" fo:font-weight="bold" style:font-weight-asian="bold" style:font-weight-complex="bold" fo:hyphenate="false"/>
    </style:style>
    <style:style style:name="ce295" style:family="table-cell">
      <loext:graphic-properties draw:fill="solid" draw:fill-color="#70ad4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70ad47" fo:border-top="0.48pt solid #70ad47" fo:border-bottom="0.48pt solid #70ad47" style:punctuation-wrap="hanging"/>
      <style:text-properties fo:color="#ffffff" loext:opacity="100%" fo:font-weight="bold" style:font-weight-asian="bold" style:font-weight-complex="bold" fo:hyphenate="false"/>
    </style:style>
    <style:style style:name="ce296" style:family="table-cell">
      <loext:graphic-properties draw:fill="solid" draw:fill-color="#ebf1e8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70ad47" fo:border-right="none" fo:border-top="0.48pt solid #70ad47" fo:border-bottom="0.48pt solid #70ad47" style:punctuation-wrap="hanging"/>
      <style:text-properties fo:hyphenate="false"/>
    </style:style>
    <style:style style:name="ce297" style:family="table-cell">
      <loext:graphic-properties draw:fill="solid" draw:fill-color="#ebf1e8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70ad47" fo:border-bottom="0.48pt solid #70ad47" style:punctuation-wrap="hanging"/>
      <style:text-properties fo:hyphenate="false"/>
    </style:style>
    <style:style style:name="ce298" style:family="table-cell">
      <loext:graphic-properties draw:fill="solid" draw:fill-color="#ebf1e8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70ad47" fo:border-top="0.48pt solid #70ad47" fo:border-bottom="0.48pt solid #70ad47" style:punctuation-wrap="hanging"/>
      <style:text-properties fo:hyphenate="false"/>
    </style:style>
    <style:style style:name="ce299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70ad47" fo:border-right="none" fo:border-top="0.48pt solid #70ad47" fo:border-bottom="0.48pt solid #70ad47" style:punctuation-wrap="hanging"/>
      <style:text-properties fo:hyphenate="false"/>
    </style:style>
    <style:style style:name="ce300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48pt solid #70ad47" fo:border-bottom="0.48pt solid #70ad47" style:punctuation-wrap="hanging"/>
      <style:text-properties fo:hyphenate="false"/>
    </style:style>
    <style:style style:name="ce30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70ad47" fo:border-top="0.48pt solid #70ad47" fo:border-bottom="0.48pt solid #70ad47" style:punctuation-wrap="hanging"/>
      <style:text-properties fo:hyphenate="false"/>
    </style:style>
    <style:style style:name="ce302" style:family="table-cell">
      <loext:graphic-properties draw:fill="solid" draw:fill-color="#70ad4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0.48pt solid #ffffff" fo:border-bottom="1.5pt solid #ffffff" style:punctuation-wrap="hanging"/>
      <style:text-properties fo:color="#ffffff" loext:opacity="100%" fo:font-weight="bold" style:font-weight-asian="bold" style:font-weight-complex="bold" fo:hyphenate="false"/>
    </style:style>
    <style:style style:name="ce303" style:family="table-cell">
      <loext:graphic-properties draw:fill="solid" draw:fill-color="#d4e2c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hyphenate="false"/>
    </style:style>
    <style:style style:name="ce304" style:family="table-cell">
      <loext:graphic-properties draw:fill="solid" draw:fill-color="#ebf1e8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hyphenate="false"/>
    </style:style>
    <style:style style:name="ce305" style:family="table-cell">
      <loext:graphic-properties draw:fill="solid" draw:fill-color="#70ad4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99pt solid #000000" fo:border-bottom="0.99pt solid #000000" style:punctuation-wrap="hanging"/>
      <style:text-properties fo:color="#ffffff" loext:opacity="100%" fo:font-weight="bold" style:font-weight-asian="bold" style:font-weight-complex="bold" fo:hyphenate="false"/>
    </style:style>
    <style:style style:name="ce306" style:family="table-cell">
      <loext:graphic-properties draw:fill="solid" draw:fill-color="#ebf1e8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70ad47" style:punctuation-wrap="hanging"/>
      <style:text-properties fo:font-weight="bold" style:font-weight-asian="bold" style:font-weight-complex="bold" fo:hyphenate="false"/>
    </style:style>
    <style:style style:name="ce307" style:family="table-cell">
      <loext:graphic-properties draw:fill="solid" draw:fill-color="#d4e2c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70ad47" style:punctuation-wrap="hanging"/>
      <style:text-properties fo:hyphenate="false"/>
    </style:style>
    <style:style style:name="ce308" style:family="table-cell">
      <loext:graphic-properties draw:fill="solid" draw:fill-color="#ebf1e8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70ad47" style:punctuation-wrap="hanging"/>
      <style:text-properties fo:hyphenate="false"/>
    </style:style>
    <style:style style:name="ce309" style:family="table-cell">
      <loext:graphic-properties draw:fill="solid" draw:fill-color="#598a38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ce310" style:family="table-cell">
      <loext:graphic-properties draw:fill="solid" draw:fill-color="#70ad4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loext:opacity="100%" fo:hyphenate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use-window-font-color="true" loext:opacity="0%" fo:hyphenate="false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weight="bold" style:font-weight-asian="bold" style:font-weight-complex="bold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loext:opacity="100%" fo:font-weight="bold" style:font-weight-asian="bold" style:font-weight-complex="bold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loext:opacity="100%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weight="normal" style:font-weight-asian="normal" style:font-weight-complex="normal" fo:hyphenate="false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Col A</text:span></text:p>
              </table:table-cell>
              <table:table-cell>
                <text:p text:style-name="P1"><text:span text:style-name="T1">Col B</text:span></text:p>
              </table:table-cell>
              <table:table-cell>
                <text:p text:style-name="P1"><text:span text:style-name="T1">Col C</text:span></text:p>
              </table:table-cell>
              <table:table-cell>
                <text:p text:style-name="P1"><text:span text:style-name="T1">Col D</text:span></text:p>
              </table:table-cell>
              <table:table-cell>
                <text:p text:style-name="P1"><text:span text:style-name="T1">Col E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1.158cm" svg:height="7.956cm" svg:x="5.841cm" svg:y="8.54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3"><text:span text:style-name="T2">Col A</text:span></text:p>
              </table:table-cell>
              <table:table-cell>
                <text:p text:style-name="P3"><text:span text:style-name="T2">Col B</text:span></text:p>
              </table:table-cell>
              <table:table-cell>
                <text:p text:style-name="P3"><text:span text:style-name="T2">Col C</text:span></text:p>
              </table:table-cell>
              <table:table-cell>
                <text:p text:style-name="P3"><text:span text:style-name="T2">Col D</text:span></text:p>
              </table:table-cell>
              <table:table-cell>
                <text:p text:style-name="P3"><text:span text:style-name="T2">Col E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4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4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 table:style-name="ce7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9">
                <text:p text:style-name="P5"><text:span text:style-name="T4">Col E</text:span></text:p>
              </table:table-cell>
            </table:table-row>
            <table:table-row table:style-name="ro1" table:default-cell-style-name="ce11">
              <table:table-cell table:style-name="ce10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2">
                <text:p text:style-name="P3"><text:span text:style-name="T2">5</text:span></text:p>
              </table:table-cell>
            </table:table-row>
            <table:table-row table:style-name="ro1" table:default-cell-style-name="ce11">
              <table:table-cell table:style-name="ce10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2">
                <text:p text:style-name="P3"><text:span text:style-name="T2">5</text:span></text:p>
              </table:table-cell>
            </table:table-row>
            <table:table-row table:style-name="ro1" table:default-cell-style-name="ce11">
              <table:table-cell table:style-name="ce10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2">
                <text:p text:style-name="P3"><text:span text:style-name="T2">5</text:span></text:p>
              </table:table-cell>
            </table:table-row>
            <table:table-row table:style-name="ro1" table:default-cell-style-name="ce11">
              <table:table-cell table:style-name="ce10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2">
                <text:p text:style-name="P3"><text:span text:style-name="T2">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3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14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4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6">
              <table:table-cell table:style-name="ce15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17">
                <text:p text:style-name="P5"><text:span text:style-name="T4">Col E</text:span></text:p>
              </table:table-cell>
            </table:table-row>
            <table:table-row table:style-name="ro1" table:default-cell-style-name="ce19">
              <table:table-cell table:style-name="ce18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0">
                <text:p text:style-name="P3"><text:span text:style-name="T2">5</text:span></text:p>
              </table:table-cell>
            </table:table-row>
            <table:table-row table:style-name="ro1" table:default-cell-style-name="ce22">
              <table:table-cell table:style-name="ce21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3">
                <text:p text:style-name="P3"><text:span text:style-name="T2">5</text:span></text:p>
              </table:table-cell>
            </table:table-row>
            <table:table-row table:style-name="ro1" table:default-cell-style-name="ce19">
              <table:table-cell table:style-name="ce18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0">
                <text:p text:style-name="P3"><text:span text:style-name="T2">5</text:span></text:p>
              </table:table-cell>
            </table:table-row>
            <table:table-row table:style-name="ro1" table:default-cell-style-name="ce22">
              <table:table-cell table:style-name="ce21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3">
                <text:p text:style-name="P3"><text:span text:style-name="T2">5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4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25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6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5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6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7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2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9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30">
              <table:table-cell>
                <text:p text:style-name="P3"><text:span text:style-name="T3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3">5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1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3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3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3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3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4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35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36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35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36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7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3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3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9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40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41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40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41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3">
              <table:table-cell table:style-name="ce42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44">
                <text:p text:style-name="P5"><text:span text:style-name="T4">Col E</text:span></text:p>
              </table:table-cell>
            </table:table-row>
            <table:table-row table:style-name="ro1" table:default-cell-style-name="ce46">
              <table:table-cell table:style-name="ce45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47">
                <text:p text:style-name="P6"><text:span text:style-name="T5">5</text:span></text:p>
              </table:table-cell>
            </table:table-row>
            <table:table-row table:style-name="ro1" table:default-cell-style-name="ce49">
              <table:table-cell table:style-name="ce48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50">
                <text:p text:style-name="P6"><text:span text:style-name="T5">5</text:span></text:p>
              </table:table-cell>
            </table:table-row>
            <table:table-row table:style-name="ro1" table:default-cell-style-name="ce46">
              <table:table-cell table:style-name="ce45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47">
                <text:p text:style-name="P6"><text:span text:style-name="T5">5</text:span></text:p>
              </table:table-cell>
            </table:table-row>
            <table:table-row table:style-name="ro1" table:default-cell-style-name="ce52">
              <table:table-cell table:style-name="ce51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53">
                <text:p text:style-name="P6"><text:span text:style-name="T5">5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4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55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55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56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8">
              <table:table-cell table:style-name="ce57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59">
                <text:p text:style-name="P5"><text:span text:style-name="T4">Col E</text:span></text:p>
              </table:table-cell>
            </table:table-row>
            <table:table-row table:style-name="ro1" table:default-cell-style-name="ce61">
              <table:table-cell table:style-name="ce60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62">
                <text:p text:style-name="P3"><text:span text:style-name="T2">5</text:span></text:p>
              </table:table-cell>
            </table:table-row>
            <table:table-row table:style-name="ro1" table:default-cell-style-name="ce61">
              <table:table-cell table:style-name="ce60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62">
                <text:p text:style-name="P3"><text:span text:style-name="T2">5</text:span></text:p>
              </table:table-cell>
            </table:table-row>
            <table:table-row table:style-name="ro1" table:default-cell-style-name="ce61">
              <table:table-cell table:style-name="ce60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62">
                <text:p text:style-name="P3"><text:span text:style-name="T2">5</text:span></text:p>
              </table:table-cell>
            </table:table-row>
            <table:table-row table:style-name="ro1" table:default-cell-style-name="ce61">
              <table:table-cell table:style-name="ce60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62">
                <text:p text:style-name="P3"><text:span text:style-name="T2">5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3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64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65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64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65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7">
              <table:table-cell table:style-name="ce66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68">
                <text:p text:style-name="P5"><text:span text:style-name="T4">Col E</text:span></text:p>
              </table:table-cell>
            </table:table-row>
            <table:table-row table:style-name="ro1" table:default-cell-style-name="ce70">
              <table:table-cell table:style-name="ce69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71">
                <text:p text:style-name="P3"><text:span text:style-name="T2">5</text:span></text:p>
              </table:table-cell>
            </table:table-row>
            <table:table-row table:style-name="ro1" table:default-cell-style-name="ce73">
              <table:table-cell table:style-name="ce72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74">
                <text:p text:style-name="P3"><text:span text:style-name="T2">5</text:span></text:p>
              </table:table-cell>
            </table:table-row>
            <table:table-row table:style-name="ro1" table:default-cell-style-name="ce70">
              <table:table-cell table:style-name="ce69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71">
                <text:p text:style-name="P3"><text:span text:style-name="T2">5</text:span></text:p>
              </table:table-cell>
            </table:table-row>
            <table:table-row table:style-name="ro1" table:default-cell-style-name="ce73">
              <table:table-cell table:style-name="ce72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74">
                <text:p text:style-name="P3"><text:span text:style-name="T2">5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5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76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7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76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7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8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2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9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79">
              <table:table-cell>
                <text:p text:style-name="P7"><text:span text:style-name="T2">1</text:span></text:p>
              </table:table-cell>
              <table:table-cell>
                <text:p text:style-name="P7"><text:span text:style-name="T2">2</text:span></text:p>
              </table:table-cell>
              <table:table-cell>
                <text:p text:style-name="P7"><text:span text:style-name="T2">3</text:span></text:p>
              </table:table-cell>
              <table:table-cell>
                <text:p text:style-name="P7"><text:span text:style-name="T2">4</text:span></text:p>
              </table:table-cell>
              <table:table-cell>
                <text:p text:style-name="P7"><text:span text:style-name="T2">5</text:span></text:p>
              </table:table-cell>
            </table:table-row>
            <table:table-row table:style-name="ro1" table:default-cell-style-name="ce80">
              <table:table-cell>
                <text:p text:style-name="P7"><text:span text:style-name="T2">1</text:span></text:p>
              </table:table-cell>
              <table:table-cell>
                <text:p text:style-name="P7"><text:span text:style-name="T2">2</text:span></text:p>
              </table:table-cell>
              <table:table-cell>
                <text:p text:style-name="P7"><text:span text:style-name="T2">3</text:span></text:p>
              </table:table-cell>
              <table:table-cell>
                <text:p text:style-name="P7"><text:span text:style-name="T2">4</text:span></text:p>
              </table:table-cell>
              <table:table-cell>
                <text:p text:style-name="P7"><text:span text:style-name="T2">5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1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8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8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8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8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4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4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84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85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84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85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4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6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8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8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8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8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4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90">
              <table:table-cell table:style-name="ce89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91">
                <text:p text:style-name="P5"><text:span text:style-name="T4">Col E</text:span></text:p>
              </table:table-cell>
            </table:table-row>
            <table:table-row table:style-name="ro1" table:default-cell-style-name="ce93">
              <table:table-cell table:style-name="ce92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94">
                <text:p text:style-name="P6"><text:span text:style-name="T5">5</text:span></text:p>
              </table:table-cell>
            </table:table-row>
            <table:table-row table:style-name="ro1" table:default-cell-style-name="ce96">
              <table:table-cell table:style-name="ce95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97">
                <text:p text:style-name="P6"><text:span text:style-name="T5">5</text:span></text:p>
              </table:table-cell>
            </table:table-row>
            <table:table-row table:style-name="ro1" table:default-cell-style-name="ce93">
              <table:table-cell table:style-name="ce92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94">
                <text:p text:style-name="P6"><text:span text:style-name="T5">5</text:span></text:p>
              </table:table-cell>
            </table:table-row>
            <table:table-row table:style-name="ro1" table:default-cell-style-name="ce99">
              <table:table-cell table:style-name="ce98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100">
                <text:p text:style-name="P6"><text:span text:style-name="T5">5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4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01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10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0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0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4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05">
              <table:table-cell table:style-name="ce104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106">
                <text:p text:style-name="P5"><text:span text:style-name="T4">Col E</text:span></text:p>
              </table:table-cell>
            </table:table-row>
            <table:table-row table:style-name="ro1" table:default-cell-style-name="ce108">
              <table:table-cell table:style-name="ce107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09">
                <text:p text:style-name="P3"><text:span text:style-name="T2">5</text:span></text:p>
              </table:table-cell>
            </table:table-row>
            <table:table-row table:style-name="ro1" table:default-cell-style-name="ce108">
              <table:table-cell table:style-name="ce107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09">
                <text:p text:style-name="P3"><text:span text:style-name="T2">5</text:span></text:p>
              </table:table-cell>
            </table:table-row>
            <table:table-row table:style-name="ro1" table:default-cell-style-name="ce108">
              <table:table-cell table:style-name="ce107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09">
                <text:p text:style-name="P3"><text:span text:style-name="T2">5</text:span></text:p>
              </table:table-cell>
            </table:table-row>
            <table:table-row table:style-name="ro1" table:default-cell-style-name="ce108">
              <table:table-cell table:style-name="ce107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09">
                <text:p text:style-name="P3"><text:span text:style-name="T2">5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5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10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111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1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11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1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5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14">
              <table:table-cell table:style-name="ce113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115">
                <text:p text:style-name="P5"><text:span text:style-name="T4">Col E</text:span></text:p>
              </table:table-cell>
            </table:table-row>
            <table:table-row table:style-name="ro1" table:default-cell-style-name="ce117">
              <table:table-cell table:style-name="ce116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18">
                <text:p text:style-name="P3"><text:span text:style-name="T2">5</text:span></text:p>
              </table:table-cell>
            </table:table-row>
            <table:table-row table:style-name="ro1" table:default-cell-style-name="ce120">
              <table:table-cell table:style-name="ce119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21">
                <text:p text:style-name="P3"><text:span text:style-name="T2">5</text:span></text:p>
              </table:table-cell>
            </table:table-row>
            <table:table-row table:style-name="ro1" table:default-cell-style-name="ce117">
              <table:table-cell table:style-name="ce116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18">
                <text:p text:style-name="P3"><text:span text:style-name="T2">5</text:span></text:p>
              </table:table-cell>
            </table:table-row>
            <table:table-row table:style-name="ro1" table:default-cell-style-name="ce120">
              <table:table-cell table:style-name="ce119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21">
                <text:p text:style-name="P3"><text:span text:style-name="T2">5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5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22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12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24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2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24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5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25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2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9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30">
              <table:table-cell>
                <text:p text:style-name="P3"><text:span text:style-name="T3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3">5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5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26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12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2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2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2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6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4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129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130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129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130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6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31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13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3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3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3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6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35">
              <table:table-cell table:style-name="ce134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136">
                <text:p text:style-name="P5"><text:span text:style-name="T4">Col E</text:span></text:p>
              </table:table-cell>
            </table:table-row>
            <table:table-row table:style-name="ro1" table:default-cell-style-name="ce138">
              <table:table-cell table:style-name="ce137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139">
                <text:p text:style-name="P6"><text:span text:style-name="T5">5</text:span></text:p>
              </table:table-cell>
            </table:table-row>
            <table:table-row table:style-name="ro1" table:default-cell-style-name="ce141">
              <table:table-cell table:style-name="ce140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142">
                <text:p text:style-name="P6"><text:span text:style-name="T5">5</text:span></text:p>
              </table:table-cell>
            </table:table-row>
            <table:table-row table:style-name="ro1" table:default-cell-style-name="ce138">
              <table:table-cell table:style-name="ce137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139">
                <text:p text:style-name="P6"><text:span text:style-name="T5">5</text:span></text:p>
              </table:table-cell>
            </table:table-row>
            <table:table-row table:style-name="ro1" table:default-cell-style-name="ce144">
              <table:table-cell table:style-name="ce143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145">
                <text:p text:style-name="P6"><text:span text:style-name="T5">5</text:span>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6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46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14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4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4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6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50">
              <table:table-cell table:style-name="ce149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151">
                <text:p text:style-name="P5"><text:span text:style-name="T4">Col E</text:span></text:p>
              </table:table-cell>
            </table:table-row>
            <table:table-row table:style-name="ro1" table:default-cell-style-name="ce153">
              <table:table-cell table:style-name="ce152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54">
                <text:p text:style-name="P3"><text:span text:style-name="T2">5</text:span></text:p>
              </table:table-cell>
            </table:table-row>
            <table:table-row table:style-name="ro1" table:default-cell-style-name="ce153">
              <table:table-cell table:style-name="ce152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54">
                <text:p text:style-name="P3"><text:span text:style-name="T2">5</text:span></text:p>
              </table:table-cell>
            </table:table-row>
            <table:table-row table:style-name="ro1" table:default-cell-style-name="ce153">
              <table:table-cell table:style-name="ce152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54">
                <text:p text:style-name="P3"><text:span text:style-name="T2">5</text:span></text:p>
              </table:table-cell>
            </table:table-row>
            <table:table-row table:style-name="ro1" table:default-cell-style-name="ce153">
              <table:table-cell table:style-name="ce152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54">
                <text:p text:style-name="P3"><text:span text:style-name="T2">5</text:span></text:p>
              </table:table-cell>
            </table:table-row>
          </table:table>
          <draw:image xlink:href="Pictures/TablePreview69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7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55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156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5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56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5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71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7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59">
              <table:table-cell table:style-name="ce158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160">
                <text:p text:style-name="P5"><text:span text:style-name="T4">Col E</text:span></text:p>
              </table:table-cell>
            </table:table-row>
            <table:table-row table:style-name="ro1" table:default-cell-style-name="ce162">
              <table:table-cell table:style-name="ce161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63">
                <text:p text:style-name="P3"><text:span text:style-name="T2">5</text:span></text:p>
              </table:table-cell>
            </table:table-row>
            <table:table-row table:style-name="ro1" table:default-cell-style-name="ce165">
              <table:table-cell table:style-name="ce164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66">
                <text:p text:style-name="P3"><text:span text:style-name="T2">5</text:span></text:p>
              </table:table-cell>
            </table:table-row>
            <table:table-row table:style-name="ro1" table:default-cell-style-name="ce162">
              <table:table-cell table:style-name="ce161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63">
                <text:p text:style-name="P3"><text:span text:style-name="T2">5</text:span></text:p>
              </table:table-cell>
            </table:table-row>
            <table:table-row table:style-name="ro1" table:default-cell-style-name="ce165">
              <table:table-cell table:style-name="ce164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66">
                <text:p text:style-name="P3"><text:span text:style-name="T2">5</text:span></text:p>
              </table:table-cell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7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67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16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69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6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69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75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7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70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2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9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30">
              <table:table-cell>
                <text:p text:style-name="P3"><text:span text:style-name="T3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3">5</text:span></text:p>
              </table:table-cell>
            </table:table-row>
          </table:table>
          <draw:image xlink:href="Pictures/TablePreview77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7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71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17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7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7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7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8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4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174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175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174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175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8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76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17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7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7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7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83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8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80">
              <table:table-cell table:style-name="ce179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181">
                <text:p text:style-name="P5"><text:span text:style-name="T4">Col E</text:span></text:p>
              </table:table-cell>
            </table:table-row>
            <table:table-row table:style-name="ro1" table:default-cell-style-name="ce183">
              <table:table-cell table:style-name="ce182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184">
                <text:p text:style-name="P6"><text:span text:style-name="T5">5</text:span></text:p>
              </table:table-cell>
            </table:table-row>
            <table:table-row table:style-name="ro1" table:default-cell-style-name="ce186">
              <table:table-cell table:style-name="ce185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187">
                <text:p text:style-name="P6"><text:span text:style-name="T5">5</text:span></text:p>
              </table:table-cell>
            </table:table-row>
            <table:table-row table:style-name="ro1" table:default-cell-style-name="ce183">
              <table:table-cell table:style-name="ce182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184">
                <text:p text:style-name="P6"><text:span text:style-name="T5">5</text:span></text:p>
              </table:table-cell>
            </table:table-row>
            <table:table-row table:style-name="ro1" table:default-cell-style-name="ce189">
              <table:table-cell table:style-name="ce188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190">
                <text:p text:style-name="P6"><text:span text:style-name="T5">5</text:span></text:p>
              </table:table-cell>
            </table:table-row>
          </table:table>
          <draw:image xlink:href="Pictures/TablePreview85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8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91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19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9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19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8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95">
              <table:table-cell table:style-name="ce194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196">
                <text:p text:style-name="P5"><text:span text:style-name="T4">Col E</text:span></text:p>
              </table:table-cell>
            </table:table-row>
            <table:table-row table:style-name="ro1" table:default-cell-style-name="ce198">
              <table:table-cell table:style-name="ce197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99">
                <text:p text:style-name="P3"><text:span text:style-name="T2">5</text:span></text:p>
              </table:table-cell>
            </table:table-row>
            <table:table-row table:style-name="ro1" table:default-cell-style-name="ce198">
              <table:table-cell table:style-name="ce197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99">
                <text:p text:style-name="P3"><text:span text:style-name="T2">5</text:span></text:p>
              </table:table-cell>
            </table:table-row>
            <table:table-row table:style-name="ro1" table:default-cell-style-name="ce198">
              <table:table-cell table:style-name="ce197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99">
                <text:p text:style-name="P3"><text:span text:style-name="T2">5</text:span></text:p>
              </table:table-cell>
            </table:table-row>
            <table:table-row table:style-name="ro1" table:default-cell-style-name="ce198">
              <table:table-cell table:style-name="ce197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199">
                <text:p text:style-name="P3"><text:span text:style-name="T2">5</text:span></text:p>
              </table:table-cell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9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00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201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0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01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0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91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9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04">
              <table:table-cell table:style-name="ce203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205">
                <text:p text:style-name="P5"><text:span text:style-name="T4">Col E</text:span></text:p>
              </table:table-cell>
            </table:table-row>
            <table:table-row table:style-name="ro1" table:default-cell-style-name="ce207">
              <table:table-cell table:style-name="ce206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08">
                <text:p text:style-name="P3"><text:span text:style-name="T2">5</text:span></text:p>
              </table:table-cell>
            </table:table-row>
            <table:table-row table:style-name="ro1" table:default-cell-style-name="ce210">
              <table:table-cell table:style-name="ce209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11">
                <text:p text:style-name="P3"><text:span text:style-name="T2">5</text:span></text:p>
              </table:table-cell>
            </table:table-row>
            <table:table-row table:style-name="ro1" table:default-cell-style-name="ce207">
              <table:table-cell table:style-name="ce206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08">
                <text:p text:style-name="P3"><text:span text:style-name="T2">5</text:span></text:p>
              </table:table-cell>
            </table:table-row>
            <table:table-row table:style-name="ro1" table:default-cell-style-name="ce210">
              <table:table-cell table:style-name="ce209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11">
                <text:p text:style-name="P3"><text:span text:style-name="T2">5</text:span></text:p>
              </table:table-cell>
            </table:table-row>
          </table:table>
          <draw:image xlink:href="Pictures/TablePreview93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9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12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21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14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1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14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95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9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15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2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9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30">
              <table:table-cell>
                <text:p text:style-name="P3"><text:span text:style-name="T3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3">5</text:span></text:p>
              </table:table-cell>
            </table:table-row>
          </table:table>
          <draw:image xlink:href="Pictures/TablePreview97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9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16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21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1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1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1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99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0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4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219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220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219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220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0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21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22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2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2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2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0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25">
              <table:table-cell table:style-name="ce224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226">
                <text:p text:style-name="P5"><text:span text:style-name="T4">Col E</text:span></text:p>
              </table:table-cell>
            </table:table-row>
            <table:table-row table:style-name="ro1" table:default-cell-style-name="ce228">
              <table:table-cell table:style-name="ce227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229">
                <text:p text:style-name="P6"><text:span text:style-name="T5">5</text:span></text:p>
              </table:table-cell>
            </table:table-row>
            <table:table-row table:style-name="ro1" table:default-cell-style-name="ce231">
              <table:table-cell table:style-name="ce230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232">
                <text:p text:style-name="P6"><text:span text:style-name="T5">5</text:span></text:p>
              </table:table-cell>
            </table:table-row>
            <table:table-row table:style-name="ro1" table:default-cell-style-name="ce228">
              <table:table-cell table:style-name="ce227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229">
                <text:p text:style-name="P6"><text:span text:style-name="T5">5</text:span></text:p>
              </table:table-cell>
            </table:table-row>
            <table:table-row table:style-name="ro1" table:default-cell-style-name="ce234">
              <table:table-cell table:style-name="ce233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235">
                <text:p text:style-name="P6"><text:span text:style-name="T5">5</text:span>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0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36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23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3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3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107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0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40">
              <table:table-cell table:style-name="ce239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241">
                <text:p text:style-name="P5"><text:span text:style-name="T4">Col E</text:span></text:p>
              </table:table-cell>
            </table:table-row>
            <table:table-row table:style-name="ro1" table:default-cell-style-name="ce243">
              <table:table-cell table:style-name="ce242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44">
                <text:p text:style-name="P3"><text:span text:style-name="T2">5</text:span></text:p>
              </table:table-cell>
            </table:table-row>
            <table:table-row table:style-name="ro1" table:default-cell-style-name="ce243">
              <table:table-cell table:style-name="ce242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44">
                <text:p text:style-name="P3"><text:span text:style-name="T2">5</text:span></text:p>
              </table:table-cell>
            </table:table-row>
            <table:table-row table:style-name="ro1" table:default-cell-style-name="ce243">
              <table:table-cell table:style-name="ce242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44">
                <text:p text:style-name="P3"><text:span text:style-name="T2">5</text:span></text:p>
              </table:table-cell>
            </table:table-row>
            <table:table-row table:style-name="ro1" table:default-cell-style-name="ce243">
              <table:table-cell table:style-name="ce242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44">
                <text:p text:style-name="P3"><text:span text:style-name="T2">5</text:span></text:p>
              </table:table-cell>
            </table:table-row>
          </table:table>
          <draw:image xlink:href="Pictures/TablePreview109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1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45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246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4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46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4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111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1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49">
              <table:table-cell table:style-name="ce248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250">
                <text:p text:style-name="P5"><text:span text:style-name="T4">Col E</text:span></text:p>
              </table:table-cell>
            </table:table-row>
            <table:table-row table:style-name="ro1" table:default-cell-style-name="ce252">
              <table:table-cell table:style-name="ce251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53">
                <text:p text:style-name="P3"><text:span text:style-name="T2">5</text:span></text:p>
              </table:table-cell>
            </table:table-row>
            <table:table-row table:style-name="ro1" table:default-cell-style-name="ce255">
              <table:table-cell table:style-name="ce254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56">
                <text:p text:style-name="P3"><text:span text:style-name="T2">5</text:span></text:p>
              </table:table-cell>
            </table:table-row>
            <table:table-row table:style-name="ro1" table:default-cell-style-name="ce252">
              <table:table-cell table:style-name="ce251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53">
                <text:p text:style-name="P3"><text:span text:style-name="T2">5</text:span></text:p>
              </table:table-cell>
            </table:table-row>
            <table:table-row table:style-name="ro1" table:default-cell-style-name="ce255">
              <table:table-cell table:style-name="ce254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56">
                <text:p text:style-name="P3"><text:span text:style-name="T2">5</text:span></text:p>
              </table:table-cell>
            </table:table-row>
          </table:table>
          <draw:image xlink:href="Pictures/TablePreview113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1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57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25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59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5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59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115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1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60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2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9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30">
              <table:table-cell>
                <text:p text:style-name="P3"><text:span text:style-name="T3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3">5</text:span></text:p>
              </table:table-cell>
            </table:table-row>
          </table:table>
          <draw:image xlink:href="Pictures/TablePreview117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1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61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26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6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6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6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119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2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4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264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265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264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265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</table:table>
          <draw:image xlink:href="Pictures/TablePreview121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2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66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26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6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6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6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123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2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70">
              <table:table-cell table:style-name="ce269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271">
                <text:p text:style-name="P5"><text:span text:style-name="T4">Col E</text:span></text:p>
              </table:table-cell>
            </table:table-row>
            <table:table-row table:style-name="ro1" table:default-cell-style-name="ce273">
              <table:table-cell table:style-name="ce272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274">
                <text:p text:style-name="P6"><text:span text:style-name="T5">5</text:span></text:p>
              </table:table-cell>
            </table:table-row>
            <table:table-row table:style-name="ro1" table:default-cell-style-name="ce276">
              <table:table-cell table:style-name="ce275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277">
                <text:p text:style-name="P6"><text:span text:style-name="T5">5</text:span></text:p>
              </table:table-cell>
            </table:table-row>
            <table:table-row table:style-name="ro1" table:default-cell-style-name="ce273">
              <table:table-cell table:style-name="ce272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274">
                <text:p text:style-name="P6"><text:span text:style-name="T5">5</text:span></text:p>
              </table:table-cell>
            </table:table-row>
            <table:table-row table:style-name="ro1" table:default-cell-style-name="ce279">
              <table:table-cell table:style-name="ce278"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 table:style-name="ce280">
                <text:p text:style-name="P6"><text:span text:style-name="T5">5</text:span></text:p>
              </table:table-cell>
            </table:table-row>
          </table:table>
          <draw:image xlink:href="Pictures/TablePreview125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2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81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28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5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8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8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127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2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85">
              <table:table-cell table:style-name="ce284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286">
                <text:p text:style-name="P5"><text:span text:style-name="T4">Col E</text:span></text:p>
              </table:table-cell>
            </table:table-row>
            <table:table-row table:style-name="ro1" table:default-cell-style-name="ce288">
              <table:table-cell table:style-name="ce287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89">
                <text:p text:style-name="P3"><text:span text:style-name="T2">5</text:span></text:p>
              </table:table-cell>
            </table:table-row>
            <table:table-row table:style-name="ro1" table:default-cell-style-name="ce288">
              <table:table-cell table:style-name="ce287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89">
                <text:p text:style-name="P3"><text:span text:style-name="T2">5</text:span></text:p>
              </table:table-cell>
            </table:table-row>
            <table:table-row table:style-name="ro1" table:default-cell-style-name="ce288">
              <table:table-cell table:style-name="ce287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89">
                <text:p text:style-name="P3"><text:span text:style-name="T2">5</text:span></text:p>
              </table:table-cell>
            </table:table-row>
            <table:table-row table:style-name="ro1" table:default-cell-style-name="ce288">
              <table:table-cell table:style-name="ce287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89">
                <text:p text:style-name="P3"><text:span text:style-name="T2">5</text:span></text:p>
              </table:table-cell>
            </table:table-row>
          </table:table>
          <draw:image xlink:href="Pictures/TablePreview129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3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90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291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9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91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9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131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3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94">
              <table:table-cell table:style-name="ce293"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 table:style-name="ce295">
                <text:p text:style-name="P5"><text:span text:style-name="T4">Col E</text:span></text:p>
              </table:table-cell>
            </table:table-row>
            <table:table-row table:style-name="ro1" table:default-cell-style-name="ce297">
              <table:table-cell table:style-name="ce296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98">
                <text:p text:style-name="P3"><text:span text:style-name="T2">5</text:span></text:p>
              </table:table-cell>
            </table:table-row>
            <table:table-row table:style-name="ro1" table:default-cell-style-name="ce300">
              <table:table-cell table:style-name="ce299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301">
                <text:p text:style-name="P3"><text:span text:style-name="T2">5</text:span></text:p>
              </table:table-cell>
            </table:table-row>
            <table:table-row table:style-name="ro1" table:default-cell-style-name="ce297">
              <table:table-cell table:style-name="ce296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298">
                <text:p text:style-name="P3"><text:span text:style-name="T2">5</text:span></text:p>
              </table:table-cell>
            </table:table-row>
            <table:table-row table:style-name="ro1" table:default-cell-style-name="ce300">
              <table:table-cell table:style-name="ce299"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 table:style-name="ce301">
                <text:p text:style-name="P3"><text:span text:style-name="T2">5</text:span></text:p>
              </table:table-cell>
            </table:table-row>
          </table:table>
          <draw:image xlink:href="Pictures/TablePreview133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3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02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30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304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30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304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135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3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05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2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9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2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30">
              <table:table-cell>
                <text:p text:style-name="P3"><text:span text:style-name="T3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3">5</text:span></text:p>
              </table:table-cell>
            </table:table-row>
          </table:table>
          <draw:image xlink:href="Pictures/TablePreview137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3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06">
              <table:table-cell>
                <text:p text:style-name="P4"><text:span text:style-name="T3">Col A</text:span></text:p>
              </table:table-cell>
              <table:table-cell>
                <text:p text:style-name="P4"><text:span text:style-name="T3">Col B</text:span></text:p>
              </table:table-cell>
              <table:table-cell>
                <text:p text:style-name="P4"><text:span text:style-name="T3">Col C</text:span></text:p>
              </table:table-cell>
              <table:table-cell>
                <text:p text:style-name="P4"><text:span text:style-name="T3">Col D</text:span></text:p>
              </table:table-cell>
              <table:table-cell>
                <text:p text:style-name="P4"><text:span text:style-name="T3">Col E</text:span></text:p>
              </table:table-cell>
            </table:table-row>
            <table:table-row table:style-name="ro1" table:default-cell-style-name="ce30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30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307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1" table:default-cell-style-name="ce308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</table:table-row>
          </table:table>
          <draw:image xlink:href="Pictures/TablePreview139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4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lide_20_de_20_Título" presentation:presentation-page-layout-name="AL1T0">
        <draw:frame draw:name="Tabela 4" draw:style-name="standard" draw:layer="layout" svg:width="22.576cm" svg:height="5.149cm" svg:x="5.644cm" svg:y="1.99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4">
              <table:table-cell>
                <text:p text:style-name="P5"><text:span text:style-name="T4">Col A</text:span></text:p>
              </table:table-cell>
              <table:table-cell>
                <text:p text:style-name="P5"><text:span text:style-name="T4">Col B</text:span></text:p>
              </table:table-cell>
              <table:table-cell>
                <text:p text:style-name="P5"><text:span text:style-name="T4">Col C</text:span></text:p>
              </table:table-cell>
              <table:table-cell>
                <text:p text:style-name="P5"><text:span text:style-name="T4">Col D</text:span></text:p>
              </table:table-cell>
              <table:table-cell>
                <text:p text:style-name="P5"><text:span text:style-name="T4">Col E</text:span></text:p>
              </table:table-cell>
            </table:table-row>
            <table:table-row table:style-name="ro1" table:default-cell-style-name="ce309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310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309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  <table:table-row table:style-name="ro1" table:default-cell-style-name="ce310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5</text:span></text:p>
              </table:table-cell>
            </table:table-row>
          </table:table>
          <draw:image xlink:href="Pictures/TablePreview141.svm" xlink:type="simple" xlink:show="embed" xlink:actuate="onLoad"/>
        </draw:frame>
        <draw:frame draw:style-name="standard" draw:layer="layout" svg:width="21.158cm" svg:height="7.956cm" svg:x="5.842cm" svg:y="8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Col A</text:p>
              </table:table-cell>
              <table:table-cell>
                <text:p>Col B</text:p>
              </table:table-cell>
              <table:table-cell>
                <text:p>Col C</text:p>
              </table:table-cell>
              <table:table-cell>
                <text:p>Col D</text:p>
              </table:table-cell>
              <table:table-cell>
                <text:p>Col 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4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pt" fo:country="B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Espaço Reservado par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ço Reservado para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ço Reservado para Número de Slid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Apresentação do PowerPoint</dc:title>
    <meta:initial-creator>Rafael Lima</meta:initial-creator>
    <dc:creator>Rafael Lima</dc:creator>
    <meta:editing-cycles>12</meta:editing-cycles>
    <meta:creation-date>2022-07-14T18:15:09</meta:creation-date>
    <dc:date>2022-07-18T10:07:32.314640960</dc:date>
    <meta:editing-duration>PT1H38M55S</meta:editing-duration>
    <meta:generator>LibreOffice/7.3.3.2$Linux_X86_64 LibreOffice_project/30$Build-2</meta:generator>
    <meta:document-statistic meta:object-count="305"/>
    <meta:user-defined meta:name="AppVersion">16.0000</meta:user-defined>
    <meta:user-defined meta:name="PresentationFormat">Widescreen</meta:user-defined>
    <meta:user-defined meta:name="Slides" meta:value-type="float">71</meta:user-defined>
  </office:meta>
</office:document-meta>
</file>